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33% 58%"/>
    </style:style>
  </office:automatic-styles>
  <office:body>
    <office:spreadsheet>
      <table:calculation-settings table:automatic-find-labels="false"/>
      <table:table table:name="two day" table:style-name="ta1">
        <table:shapes>
          <draw:frame draw:z-index="0" draw:style-name="gr1" draw:text-style-name="P1" svg:width="159.99mm" svg:height="89.99mm" svg:x="187.56mm" svg:y="14.28mm">
            <draw:object draw:notify-on-update-of-ranges="'two day'.A1:'two day'.A53 'two day'.B1:'two day'.B5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60.21mm" svg:height="90.04mm" svg:x="192.15mm" svg:y="113.41mm">
            <draw:object draw:notify-on-update-of-ranges="'two day'.A3:'two day'.A53 'two day'.C1:'two day'.C2 'two day'.C3:'two day'.C5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357.05mm" svg:y="27.64mm">
            <draw:object draw:notify-on-update-of-ranges="'two day'.A1:'two day'.A53 'two day'.B1:'two day'.B5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9.99mm" svg:height="89.99mm" svg:x="367.44mm" svg:y="125.11mm">
            <draw:object draw:notify-on-update-of-ranges="'two day'.A2:'two day'.A2 'two day'.A3:'two day'.A53 'two day'.F2:'two day'.F2 'two day'.F3:'two day'.F53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g1=</text:p>
          </table:table-cell>
          <table:table-cell office:value-type="float" office:value="0.25">
            <text:p>0.25</text:p>
          </table:table-cell>
          <table:table-cell office:value-type="string">
            <text:p>g2=</text:p>
          </table:table-cell>
          <table:table-cell office:value-type="float" office:value="1.5">
            <text:p>1.5</text:p>
          </table:table-cell>
          <table:table-cell office:value-type="string">
            <text:p>A=</text:p>
          </table:table-cell>
          <table:table-cell table:formula="oooc:=1/2+[.B1]/4/[$quadratic.F8]" office:value-type="float" office:value="0.550767308256681">
            <text:p>0.550767308256681</text:p>
          </table:table-cell>
          <table:table-cell office:value-type="string">
            <text:p>B=</text:p>
          </table:table-cell>
          <table:table-cell table:formula="oooc:=1/2-[.B1]/4/[$quadratic.F8]" office:value-type="float" office:value="0.449232691743319">
            <text:p>0.449232691743319</text:p>
          </table:table-cell>
        </table:table-row>
        <table:table-row table:style-name="ro2">
          <table:table-cell office:value-type="string">
            <text:p>Day</text:p>
          </table:table-cell>
          <table:table-cell office:value-type="string">
            <text:p>New infections (I<text:span text:style-name="T1">n</text:span>)</text:p>
          </table:table-cell>
          <table:table-cell office:value-type="string">
            <text:p>Factor</text:p>
          </table:table-cell>
          <table:table-cell office:value-type="string">
            <text:p>In prediction</text:p>
          </table:table-cell>
          <table:table-cell office:value-type="string">
            <text:p>I-n prediction</text:p>
          </table:table-cell>
          <table:table-cell office:value-type="string">
            <text:p>I-n factor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ooc:=[.F$1]*[$quadratic.F$11]^[.A3]+[.H$1]*[$quadratic.F$12]^[.A3]" office:value-type="float" office:value="1">
            <text:p>1</text:p>
          </table:table-cell>
          <table:table-cell table:formula="oooc:=[.F$1]/[$quadratic.F$11]^[.A3]+[.H$1]/[$quadratic.F$12]^[.A3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ooc:=[.B$1]*[.B3]" office:value-type="float" office:value="0.25">
            <text:p>0.25</text:p>
          </table:table-cell>
          <table:table-cell table:formula="oooc:=[.B4]/[.B3]" office:value-type="float" office:value="0.25">
            <text:p>0.25</text:p>
          </table:table-cell>
          <table:table-cell table:formula="oooc:=[.F$1]*[$quadratic.F$11]^[.A4]+[.H$1]*[$quadratic.F$12]^[.A4]" office:value-type="float" office:value="0.25">
            <text:p>0.25</text:p>
          </table:table-cell>
          <table:table-cell table:formula="oooc:=[.F$1]/[$quadratic.F$11]^[.A4]+[.H$1]/[$quadratic.F$12]^[.A4]" office:value-type="float" office:value="0">
            <text:p>0</text:p>
          </table:table-cell>
          <table:table-cell table:formula="oooc:=[.E4]/[.E5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formula="oooc:=[.B$1]*[.B4]+[.D$1]*[.B3]" office:value-type="float" office:value="1.5625">
            <text:p>1.5625</text:p>
          </table:table-cell>
          <table:table-cell table:formula="oooc:=[.B5]/[.B4]" office:value-type="float" office:value="6.25">
            <text:p>6.25</text:p>
          </table:table-cell>
          <table:table-cell table:formula="oooc:=[.F$1]*[$quadratic.F$11]^[.A5]+[.H$1]*[$quadratic.F$12]^[.A5]" office:value-type="float" office:value="1.5625">
            <text:p>1.5625</text:p>
          </table:table-cell>
          <table:table-cell table:formula="oooc:=[.F$1]/[$quadratic.F$11]^[.A5]+[.H$1]/[$quadratic.F$12]^[.A5]" office:value-type="float" office:value="0.666666666666667">
            <text:p>0.666666666666667</text:p>
          </table:table-cell>
          <table:table-cell table:formula="oooc:=[.E5]/[.E6]" office:value-type="float" office:value="-6">
            <text:p>-6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ooc:=[.B$1]*[.B5]+[.D$1]*[.B4]" office:value-type="float" office:value="0.765625">
            <text:p>0.765625</text:p>
          </table:table-cell>
          <table:table-cell table:formula="oooc:=[.B6]/[.B5]" office:value-type="float" office:value="0.49">
            <text:p>0.49</text:p>
          </table:table-cell>
          <table:table-cell table:formula="oooc:=[.F$1]*[$quadratic.F$11]^[.A6]+[.H$1]*[$quadratic.F$12]^[.A6]" office:value-type="float" office:value="0.765625">
            <text:p>0.765625</text:p>
          </table:table-cell>
          <table:table-cell table:formula="oooc:=[.F$1]/[$quadratic.F$11]^[.A6]+[.H$1]/[$quadratic.F$12]^[.A6]" office:value-type="float" office:value="-0.111111111111111">
            <text:p>-0.111111111111111</text:p>
          </table:table-cell>
          <table:table-cell table:formula="oooc:=[.E6]/[.E7]" office:value-type="float" office:value="-0.24">
            <text:p>-0.24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ooc:=[.B$1]*[.B6]+[.D$1]*[.B5]" office:value-type="float" office:value="2.53515625">
            <text:p>2.53515625</text:p>
          </table:table-cell>
          <table:table-cell table:formula="oooc:=[.B7]/[.B6]" office:value-type="float" office:value="3.31122448979592">
            <text:p>3.31122448979592</text:p>
          </table:table-cell>
          <table:table-cell table:formula="oooc:=[.F$1]*[$quadratic.F$11]^[.A7]+[.H$1]*[$quadratic.F$12]^[.A7]" office:value-type="float" office:value="2.53515625">
            <text:p>2.53515625</text:p>
          </table:table-cell>
          <table:table-cell table:formula="oooc:=[.F$1]/[$quadratic.F$11]^[.A7]+[.H$1]/[$quadratic.F$12]^[.A7]" office:value-type="float" office:value="0.462962962962963">
            <text:p>0.462962962962963</text:p>
          </table:table-cell>
          <table:table-cell table:formula="oooc:=[.E7]/[.E8]" office:value-type="float" office:value="-3.06122448979592">
            <text:p>-3.06122448979592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ooc:=[.B$1]*[.B7]+[.D$1]*[.B6]" office:value-type="float" office:value="1.7822265625">
            <text:p>1.7822265625</text:p>
          </table:table-cell>
          <table:table-cell table:formula="oooc:=[.B8]/[.B7]" office:value-type="float" office:value="0.703004622496148">
            <text:p>0.703004622496148</text:p>
          </table:table-cell>
          <table:table-cell table:formula="oooc:=[.F$1]*[$quadratic.F$11]^[.A8]+[.H$1]*[$quadratic.F$12]^[.A8]" office:value-type="float" office:value="1.7822265625">
            <text:p>1.7822265625</text:p>
          </table:table-cell>
          <table:table-cell table:formula="oooc:=[.F$1]/[$quadratic.F$11]^[.A8]+[.H$1]/[$quadratic.F$12]^[.A8]" office:value-type="float" office:value="-0.151234567901235">
            <text:p>-0.151234567901235</text:p>
          </table:table-cell>
          <table:table-cell table:formula="oooc:=[.E8]/[.E9]" office:value-type="float" office:value="-0.453004622496148">
            <text:p>-0.453004622496148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ooc:=[.B$1]*[.B8]+[.D$1]*[.B7]" office:value-type="float" office:value="4.248291015625">
            <text:p>4.248291015625</text:p>
          </table:table-cell>
          <table:table-cell table:formula="oooc:=[.B9]/[.B8]" office:value-type="float" office:value="2.38369863013699">
            <text:p>2.38369863013699</text:p>
          </table:table-cell>
          <table:table-cell table:formula="oooc:=[.F$1]*[$quadratic.F$11]^[.A9]+[.H$1]*[$quadratic.F$12]^[.A9]" office:value-type="float" office:value="4.248291015625">
            <text:p>4.248291015625</text:p>
          </table:table-cell>
          <table:table-cell table:formula="oooc:=[.F$1]/[$quadratic.F$11]^[.A9]+[.H$1]/[$quadratic.F$12]^[.A9]" office:value-type="float" office:value="0.333847736625515">
            <text:p>0.333847736625515</text:p>
          </table:table-cell>
          <table:table-cell table:formula="oooc:=[.E9]/[.E10]" office:value-type="float" office:value="-2.13369863013699">
            <text:p>-2.13369863013699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ooc:=[.B$1]*[.B9]+[.D$1]*[.B8]" office:value-type="float" office:value="3.73541259765625">
            <text:p>3.73541259765625</text:p>
          </table:table-cell>
          <table:table-cell table:formula="oooc:=[.B10]/[.B9]" office:value-type="float" office:value="0.879274179644848">
            <text:p>0.879274179644848</text:p>
          </table:table-cell>
          <table:table-cell table:formula="oooc:=[.F$1]*[$quadratic.F$11]^[.A10]+[.H$1]*[$quadratic.F$12]^[.A10]" office:value-type="float" office:value="3.73541259765625">
            <text:p>3.73541259765625</text:p>
          </table:table-cell>
          <table:table-cell table:formula="oooc:=[.F$1]/[$quadratic.F$11]^[.A10]+[.H$1]/[$quadratic.F$12]^[.A10]" office:value-type="float" office:value="-0.156464334705076">
            <text:p>-0.156464334705076</text:p>
          </table:table-cell>
          <table:table-cell table:formula="oooc:=[.E10]/[.E11]" office:value-type="float" office:value="-0.629274179644848">
            <text:p>-0.629274179644848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ooc:=[.B$1]*[.B10]+[.D$1]*[.B9]" office:value-type="float" office:value="7.30628967285156">
            <text:p>7.30628967285156</text:p>
          </table:table-cell>
          <table:table-cell table:formula="oooc:=[.B11]/[.B10]" office:value-type="float" office:value="1.95595251711573">
            <text:p>1.95595251711573</text:p>
          </table:table-cell>
          <table:table-cell table:formula="oooc:=[.F$1]*[$quadratic.F$11]^[.A11]+[.H$1]*[$quadratic.F$12]^[.A11]" office:value-type="float" office:value="7.30628967285156">
            <text:p>7.30628967285156</text:p>
          </table:table-cell>
          <table:table-cell table:formula="oooc:=[.F$1]/[$quadratic.F$11]^[.A11]+[.H$1]/[$quadratic.F$12]^[.A11]" office:value-type="float" office:value="0.248642546867856">
            <text:p>0.248642546867856</text:p>
          </table:table-cell>
          <table:table-cell table:formula="oooc:=[.E11]/[.E12]" office:value-type="float" office:value="-1.70595251711573">
            <text:p>-1.70595251711573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ooc:=[.B$1]*[.B11]+[.D$1]*[.B10]" office:value-type="float" office:value="7.42969131469727">
            <text:p>7.42969131469727</text:p>
          </table:table-cell>
          <table:table-cell table:formula="oooc:=[.B12]/[.B11]" office:value-type="float" office:value="1.01688978227954">
            <text:p>1.01688978227954</text:p>
          </table:table-cell>
          <table:table-cell table:formula="oooc:=[.F$1]*[$quadratic.F$11]^[.A12]+[.H$1]*[$quadratic.F$12]^[.A12]" office:value-type="float" office:value="7.42969131469726">
            <text:p>7.42969131469726</text:p>
          </table:table-cell>
          <table:table-cell table:formula="oooc:=[.F$1]/[$quadratic.F$11]^[.A12]+[.H$1]/[$quadratic.F$12]^[.A12]" office:value-type="float" office:value="-0.145749980948026">
            <text:p>-0.145749980948026</text:p>
          </table:table-cell>
          <table:table-cell table:formula="oooc:=[.E12]/[.E13]" office:value-type="float" office:value="-0.766889782279539">
            <text:p>-0.766889782279539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ooc:=[.B$1]*[.B12]+[.D$1]*[.B11]" office:value-type="float" office:value="12.8168573379517">
            <text:p>12.8168573379517</text:p>
          </table:table-cell>
          <table:table-cell table:formula="oooc:=[.B13]/[.B12]" office:value-type="float" office:value="1.72508611664627">
            <text:p>1.72508611664627</text:p>
          </table:table-cell>
          <table:table-cell table:formula="oooc:=[.F$1]*[$quadratic.F$11]^[.A13]+[.H$1]*[$quadratic.F$12]^[.A13]" office:value-type="float" office:value="12.8168573379517">
            <text:p>12.8168573379517</text:p>
          </table:table-cell>
          <table:table-cell table:formula="oooc:=[.F$1]/[$quadratic.F$11]^[.A13]+[.H$1]/[$quadratic.F$12]^[.A13]" office:value-type="float" office:value="0.190053361403242">
            <text:p>0.190053361403242</text:p>
          </table:table-cell>
          <table:table-cell table:formula="oooc:=[.E13]/[.E14]" office:value-type="float" office:value="-1.47508611664627">
            <text:p>-1.47508611664627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ooc:=[.B$1]*[.B13]+[.D$1]*[.B12]" office:value-type="float" office:value="14.3487513065338">
            <text:p>14.3487513065338</text:p>
          </table:table-cell>
          <table:table-cell table:formula="oooc:=[.B14]/[.B13]" office:value-type="float" office:value="1.11952180852057">
            <text:p>1.11952180852057</text:p>
          </table:table-cell>
          <table:table-cell table:formula="oooc:=[.F$1]*[$quadratic.F$11]^[.A14]+[.H$1]*[$quadratic.F$12]^[.A14]" office:value-type="float" office:value="14.3487513065338">
            <text:p>14.3487513065338</text:p>
          </table:table-cell>
          <table:table-cell table:formula="oooc:=[.F$1]/[$quadratic.F$11]^[.A14]+[.H$1]/[$quadratic.F$12]^[.A14]" office:value-type="float" office:value="-0.128842214199225">
            <text:p>-0.128842214199225</text:p>
          </table:table-cell>
          <table:table-cell table:formula="oooc:=[.E14]/[.E15]" office:value-type="float" office:value="-0.869521808520573">
            <text:p>-0.869521808520573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ooc:=[.B$1]*[.B14]+[.D$1]*[.B13]" office:value-type="float" office:value="22.8124738335609">
            <text:p>22.8124738335609</text:p>
          </table:table-cell>
          <table:table-cell table:formula="oooc:=[.B15]/[.B14]" office:value-type="float" office:value="1.58985777551062">
            <text:p>1.58985777551062</text:p>
          </table:table-cell>
          <table:table-cell table:formula="oooc:=[.F$1]*[$quadratic.F$11]^[.A15]+[.H$1]*[$quadratic.F$12]^[.A15]" office:value-type="float" office:value="22.8124738335609">
            <text:p>22.8124738335609</text:p>
          </table:table-cell>
          <table:table-cell table:formula="oooc:=[.F$1]/[$quadratic.F$11]^[.A15]+[.H$1]/[$quadratic.F$12]^[.A15]" office:value-type="float" office:value="0.148175943302032">
            <text:p>0.148175943302032</text:p>
          </table:table-cell>
          <table:table-cell table:formula="oooc:=[.E15]/[.E16]" office:value-type="float" office:value="-1.33985777551062">
            <text:p>-1.33985777551062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ooc:=[.B$1]*[.B15]+[.D$1]*[.B14]" office:value-type="float" office:value="27.226245418191">
            <text:p>27.226245418191</text:p>
          </table:table-cell>
          <table:table-cell table:formula="oooc:=[.B16]/[.B15]" office:value-type="float" office:value="1.19348062015688">
            <text:p>1.19348062015688</text:p>
          </table:table-cell>
          <table:table-cell table:formula="oooc:=[.F$1]*[$quadratic.F$11]^[.A16]+[.H$1]*[$quadratic.F$12]^[.A16]" office:value-type="float" office:value="27.2262454181909">
            <text:p>27.2262454181909</text:p>
          </table:table-cell>
          <table:table-cell table:formula="oooc:=[.F$1]/[$quadratic.F$11]^[.A16]+[.H$1]/[$quadratic.F$12]^[.A16]" office:value-type="float" office:value="-0.110590800016488">
            <text:p>-0.110590800016488</text:p>
          </table:table-cell>
          <table:table-cell table:formula="oooc:=[.E16]/[.E17]" office:value-type="float" office:value="-0.943480620156882">
            <text:p>-0.943480620156882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ooc:=[.B$1]*[.B16]+[.D$1]*[.B15]" office:value-type="float" office:value="41.0252721048892">
            <text:p>41.0252721048892</text:p>
          </table:table-cell>
          <table:table-cell table:formula="oooc:=[.B17]/[.B16]" office:value-type="float" office:value="1.50682811657455">
            <text:p>1.50682811657455</text:p>
          </table:table-cell>
          <table:table-cell table:formula="oooc:=[.F$1]*[$quadratic.F$11]^[.A17]+[.H$1]*[$quadratic.F$12]^[.A17]" office:value-type="float" office:value="41.0252721048891">
            <text:p>41.0252721048891</text:p>
          </table:table-cell>
          <table:table-cell table:formula="oooc:=[.F$1]/[$quadratic.F$11]^[.A17]+[.H$1]/[$quadratic.F$12]^[.A17]" office:value-type="float" office:value="0.117215762204103">
            <text:p>0.117215762204103</text:p>
          </table:table-cell>
          <table:table-cell table:formula="oooc:=[.E17]/[.E18]" office:value-type="float" office:value="-1.25682811657455">
            <text:p>-1.25682811657455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ooc:=[.B$1]*[.B17]+[.D$1]*[.B16]" office:value-type="float" office:value="51.0956861535087">
            <text:p>51.0956861535087</text:p>
          </table:table-cell>
          <table:table-cell table:formula="oooc:=[.B18]/[.B17]" office:value-type="float" office:value="1.24546854979712">
            <text:p>1.24546854979712</text:p>
          </table:table-cell>
          <table:table-cell table:formula="oooc:=[.F$1]*[$quadratic.F$11]^[.A18]+[.H$1]*[$quadratic.F$12]^[.A18]" office:value-type="float" office:value="51.0956861535087">
            <text:p>51.0956861535087</text:p>
          </table:table-cell>
          <table:table-cell table:formula="oooc:=[.F$1]/[$quadratic.F$11]^[.A18]+[.H$1]/[$quadratic.F$12]^[.A18]" office:value-type="float" office:value="-0.0932631603783427">
            <text:p>-0.093263160378343</text:p>
          </table:table-cell>
          <table:table-cell table:formula="oooc:=[.E18]/[.E19]" office:value-type="float" office:value="-0.995468549797124">
            <text:p>-0.995468549797124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ooc:=[.B$1]*[.B18]+[.D$1]*[.B17]" office:value-type="float" office:value="74.3118296957109">
            <text:p>74.3118296957109</text:p>
          </table:table-cell>
          <table:table-cell table:formula="oooc:=[.B19]/[.B18]" office:value-type="float" office:value="1.4543660197155">
            <text:p>1.4543660197155</text:p>
          </table:table-cell>
          <table:table-cell table:formula="oooc:=[.F$1]*[$quadratic.F$11]^[.A19]+[.H$1]*[$quadratic.F$12]^[.A19]" office:value-type="float" office:value="74.3118296957108">
            <text:p>74.3118296957108</text:p>
          </table:table-cell>
          <table:table-cell table:formula="oooc:=[.F$1]/[$quadratic.F$11]^[.A19]+[.H$1]/[$quadratic.F$12]^[.A19]" office:value-type="float" office:value="0.0936877015324589">
            <text:p>0.093687701532459</text:p>
          </table:table-cell>
          <table:table-cell table:formula="oooc:=[.E19]/[.E20]" office:value-type="float" office:value="-1.2043660197155">
            <text:p>-1.2043660197155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ooc:=[.B$1]*[.B19]+[.D$1]*[.B18]" office:value-type="float" office:value="95.2214866541908">
            <text:p>95.2214866541908</text:p>
          </table:table-cell>
          <table:table-cell table:formula="oooc:=[.B20]/[.B19]" office:value-type="float" office:value="1.28137723218631">
            <text:p>1.28137723218631</text:p>
          </table:table-cell>
          <table:table-cell table:formula="oooc:=[.F$1]*[$quadratic.F$11]^[.A20]+[.H$1]*[$quadratic.F$12]^[.A20]" office:value-type="float" office:value="95.2214866541907">
            <text:p>95.2214866541907</text:p>
          </table:table-cell>
          <table:table-cell table:formula="oooc:=[.F$1]/[$quadratic.F$11]^[.A20]+[.H$1]/[$quadratic.F$12]^[.A20]" office:value-type="float" office:value="-0.0777900571743049">
            <text:p>-0.077790057174305</text:p>
          </table:table-cell>
          <table:table-cell table:formula="oooc:=[.E20]/[.E21]" office:value-type="float" office:value="-1.03137723218631">
            <text:p>-1.03137723218631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ooc:=[.B$1]*[.B20]+[.D$1]*[.B19]" office:value-type="float" office:value="135.273116207114">
            <text:p>135.273116207114</text:p>
          </table:table-cell>
          <table:table-cell table:formula="oooc:=[.B21]/[.B20]" office:value-type="float" office:value="1.42061546149112">
            <text:p>1.42061546149112</text:p>
          </table:table-cell>
          <table:table-cell table:formula="oooc:=[.F$1]*[$quadratic.F$11]^[.A21]+[.H$1]*[$quadratic.F$12]^[.A21]" office:value-type="float" office:value="135.273116207114">
            <text:p>135.273116207114</text:p>
          </table:table-cell>
          <table:table-cell table:formula="oooc:=[.F$1]/[$quadratic.F$11]^[.A21]+[.H$1]/[$quadratic.F$12]^[.A21]" office:value-type="float" office:value="0.0754234772173567">
            <text:p>0.075423477217357</text:p>
          </table:table-cell>
          <table:table-cell table:formula="oooc:=[.E21]/[.E22]" office:value-type="float" office:value="-1.17061546149112">
            <text:p>-1.17061546149112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ooc:=[.B$1]*[.B21]+[.D$1]*[.B20]" office:value-type="float" office:value="176.650509033065">
            <text:p>176.650509033065</text:p>
          </table:table-cell>
          <table:table-cell table:formula="oooc:=[.B22]/[.B21]" office:value-type="float" office:value="1.30588038470703">
            <text:p>1.30588038470703</text:p>
          </table:table-cell>
          <table:table-cell table:formula="oooc:=[.F$1]*[$quadratic.F$11]^[.A22]+[.H$1]*[$quadratic.F$12]^[.A22]" office:value-type="float" office:value="176.650509033065">
            <text:p>176.650509033065</text:p>
          </table:table-cell>
          <table:table-cell table:formula="oooc:=[.F$1]/[$quadratic.F$11]^[.A22]+[.H$1]/[$quadratic.F$12]^[.A22]" office:value-type="float" office:value="-0.0644306176524294">
            <text:p>-0.06443061765243</text:p>
          </table:table-cell>
          <table:table-cell table:formula="oooc:=[.E22]/[.E23]" office:value-type="float" office:value="-1.05588038470703">
            <text:p>-1.05588038470703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ooc:=[.B$1]*[.B22]+[.D$1]*[.B21]" office:value-type="float" office:value="247.072301568937">
            <text:p>247.072301568937</text:p>
          </table:table-cell>
          <table:table-cell table:formula="oooc:=[.B23]/[.B22]" office:value-type="float" office:value="1.39865037990177">
            <text:p>1.39865037990177</text:p>
          </table:table-cell>
          <table:table-cell table:formula="oooc:=[.F$1]*[$quadratic.F$11]^[.A23]+[.H$1]*[$quadratic.F$12]^[.A23]" office:value-type="float" office:value="247.072301568937">
            <text:p>247.072301568937</text:p>
          </table:table-cell>
          <table:table-cell table:formula="oooc:=[.F$1]/[$quadratic.F$11]^[.A23]+[.H$1]/[$quadratic.F$12]^[.A23]" office:value-type="float" office:value="0.0610207544203094">
            <text:p>0.061020754420309</text:p>
          </table:table-cell>
          <table:table-cell table:formula="oooc:=[.E23]/[.E24]" office:value-type="float" office:value="-1.14865037990177">
            <text:p>-1.14865037990177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ooc:=[.B$1]*[.B23]+[.D$1]*[.B22]" office:value-type="float" office:value="326.743838941831">
            <text:p>326.743838941831</text:p>
          </table:table-cell>
          <table:table-cell table:formula="oooc:=[.B24]/[.B23]" office:value-type="float" office:value="1.32246244061747">
            <text:p>1.32246244061747</text:p>
          </table:table-cell>
          <table:table-cell table:formula="oooc:=[.F$1]*[$quadratic.F$11]^[.A24]+[.H$1]*[$quadratic.F$12]^[.A24]" office:value-type="float" office:value="326.743838941831">
            <text:p>326.743838941831</text:p>
          </table:table-cell>
          <table:table-cell table:formula="oooc:=[.F$1]/[$quadratic.F$11]^[.A24]+[.H$1]/[$quadratic.F$12]^[.A24]" office:value-type="float" office:value="-0.0531238708383379">
            <text:p>-0.053123870838338</text:p>
          </table:table-cell>
          <table:table-cell table:formula="oooc:=[.E24]/[.E25]" office:value-type="float" office:value="-1.07246244061747">
            <text:p>-1.07246244061747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ooc:=[.B$1]*[.B24]+[.D$1]*[.B23]" office:value-type="float" office:value="452.294412088864">
            <text:p>452.294412088864</text:p>
          </table:table-cell>
          <table:table-cell table:formula="oooc:=[.B25]/[.B24]" office:value-type="float" office:value="1.38424771390834">
            <text:p>1.38424771390834</text:p>
          </table:table-cell>
          <table:table-cell table:formula="oooc:=[.F$1]*[$quadratic.F$11]^[.A25]+[.H$1]*[$quadratic.F$12]^[.A25]" office:value-type="float" office:value="452.294412088863">
            <text:p>452.294412088863</text:p>
          </table:table-cell>
          <table:table-cell table:formula="oooc:=[.F$1]/[$quadratic.F$11]^[.A25]+[.H$1]/[$quadratic.F$12]^[.A25]" office:value-type="float" office:value="0.0495344814199293">
            <text:p>0.049534481419929</text:p>
          </table:table-cell>
          <table:table-cell table:formula="oooc:=[.E25]/[.E26]" office:value-type="float" office:value="-1.13424771390834">
            <text:p>-1.13424771390834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ooc:=[.B$1]*[.B25]+[.D$1]*[.B24]" office:value-type="float" office:value="603.189361434963">
            <text:p>603.189361434963</text:p>
          </table:table-cell>
          <table:table-cell table:formula="oooc:=[.B26]/[.B25]" office:value-type="float" office:value="1.33362107802573">
            <text:p>1.33362107802573</text:p>
          </table:table-cell>
          <table:table-cell table:formula="oooc:=[.F$1]*[$quadratic.F$11]^[.A26]+[.H$1]*[$quadratic.F$12]^[.A26]" office:value-type="float" office:value="603.189361434962">
            <text:p>603.189361434962</text:p>
          </table:table-cell>
          <table:table-cell table:formula="oooc:=[.F$1]/[$quadratic.F$11]^[.A26]+[.H$1]/[$quadratic.F$12]^[.A26]" office:value-type="float" office:value="-0.0436716607955468">
            <text:p>-0.043671660795547</text:p>
          </table:table-cell>
          <table:table-cell table:formula="oooc:=[.E26]/[.E27]" office:value-type="float" office:value="-1.08362107802573">
            <text:p>-1.08362107802573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ooc:=[.B$1]*[.B26]+[.D$1]*[.B25]" office:value-type="float" office:value="829.238958492036">
            <text:p>829.238958492036</text:p>
          </table:table-cell>
          <table:table-cell table:formula="oooc:=[.B27]/[.B26]" office:value-type="float" office:value="1.37475726779947">
            <text:p>1.37475726779947</text:p>
          </table:table-cell>
          <table:table-cell table:formula="oooc:=[.F$1]*[$quadratic.F$11]^[.A27]+[.H$1]*[$quadratic.F$12]^[.A27]" office:value-type="float" office:value="829.238958492035">
            <text:p>829.238958492035</text:p>
          </table:table-cell>
          <table:table-cell table:formula="oooc:=[.F$1]/[$quadratic.F$11]^[.A27]+[.H$1]/[$quadratic.F$12]^[.A27]" office:value-type="float" office:value="0.0403015977458773">
            <text:p>0.040301597745877</text:p>
          </table:table-cell>
          <table:table-cell table:formula="oooc:=[.E27]/[.E28]" office:value-type="float" office:value="-1.12475726779947">
            <text:p>-1.12475726779947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ooc:=[.B$1]*[.B27]+[.D$1]*[.B26]" office:value-type="float" office:value="1112.09378177545">
            <text:p>1112.09378177545</text:p>
          </table:table-cell>
          <table:table-cell table:formula="oooc:=[.B28]/[.B27]" office:value-type="float" office:value="1.34110170583132">
            <text:p>1.34110170583132</text:p>
          </table:table-cell>
          <table:table-cell table:formula="oooc:=[.F$1]*[$quadratic.F$11]^[.A28]+[.H$1]*[$quadratic.F$12]^[.A28]" office:value-type="float" office:value="1112.09378177545">
            <text:p>1112.09378177545</text:p>
          </table:table-cell>
          <table:table-cell table:formula="oooc:=[.F$1]/[$quadratic.F$11]^[.A28]+[.H$1]/[$quadratic.F$12]^[.A28]" office:value-type="float" office:value="-0.0358313734880107">
            <text:p>-0.035831373488011</text:p>
          </table:table-cell>
          <table:table-cell table:formula="oooc:=[.E28]/[.E29]" office:value-type="float" office:value="-1.09110170583132">
            <text:p>-1.09110170583132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ooc:=[.B$1]*[.B28]+[.D$1]*[.B27]" office:value-type="float" office:value="1521.88188318192">
            <text:p>1521.88188318192</text:p>
          </table:table-cell>
          <table:table-cell table:formula="oooc:=[.B29]/[.B28]" office:value-type="float" office:value="1.36848340321824">
            <text:p>1.36848340321824</text:p>
          </table:table-cell>
          <table:table-cell table:formula="oooc:=[.F$1]*[$quadratic.F$11]^[.A29]+[.H$1]*[$quadratic.F$12]^[.A29]" office:value-type="float" office:value="1521.88188318192">
            <text:p>1521.88188318192</text:p>
          </table:table-cell>
          <table:table-cell table:formula="oooc:=[.F$1]/[$quadratic.F$11]^[.A29]+[.H$1]/[$quadratic.F$12]^[.A29]" office:value-type="float" office:value="0.03283962741192">
            <text:p>0.03283962741192</text:p>
          </table:table-cell>
          <table:table-cell table:formula="oooc:=[.E29]/[.E30]" office:value-type="float" office:value="-1.11848340321824">
            <text:p>-1.11848340321824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ooc:=[.B$1]*[.B29]+[.D$1]*[.B28]" office:value-type="float" office:value="2048.61114345866">
            <text:p>2048.61114345866</text:p>
          </table:table-cell>
          <table:table-cell table:formula="oooc:=[.B30]/[.B29]" office:value-type="float" office:value="1.34610390339589">
            <text:p>1.34610390339589</text:p>
          </table:table-cell>
          <table:table-cell table:formula="oooc:=[.F$1]*[$quadratic.F$11]^[.A30]+[.H$1]*[$quadratic.F$12]^[.A30]" office:value-type="float" office:value="2048.61114345866">
            <text:p>2048.61114345866</text:p>
          </table:table-cell>
          <table:table-cell table:formula="oooc:=[.F$1]/[$quadratic.F$11]^[.A30]+[.H$1]/[$quadratic.F$12]^[.A30]" office:value-type="float" office:value="-0.0293608535606605">
            <text:p>-0.029360853560661</text:p>
          </table:table-cell>
          <table:table-cell table:formula="oooc:=[.E30]/[.E31]" office:value-type="float" office:value="-1.09610390339588">
            <text:p>-1.09610390339588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ooc:=[.B$1]*[.B30]+[.D$1]*[.B29]" office:value-type="float" office:value="2794.97561063754">
            <text:p>2794.97561063754</text:p>
          </table:table-cell>
          <table:table-cell table:formula="oooc:=[.B31]/[.B30]" office:value-type="float" office:value="1.36432705619223">
            <text:p>1.36432705619223</text:p>
          </table:table-cell>
          <table:table-cell table:formula="oooc:=[.F$1]*[$quadratic.F$11]^[.A31]+[.H$1]*[$quadratic.F$12]^[.A31]" office:value-type="float" office:value="2794.97561063754">
            <text:p>2794.97561063754</text:p>
          </table:table-cell>
          <table:table-cell table:formula="oooc:=[.F$1]/[$quadratic.F$11]^[.A31]+[.H$1]/[$quadratic.F$12]^[.A31]" office:value-type="float" office:value="0.0267865605347234">
            <text:p>0.026786560534724</text:p>
          </table:table-cell>
          <table:table-cell table:formula="oooc:=[.E31]/[.E32]" office:value-type="float" office:value="-1.11432705619223">
            <text:p>-1.11432705619223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ooc:=[.B$1]*[.B31]+[.D$1]*[.B30]" office:value-type="float" office:value="3771.66061784738">
            <text:p>3771.66061784738</text:p>
          </table:table-cell>
          <table:table-cell table:formula="oooc:=[.B32]/[.B31]" office:value-type="float" office:value="1.34944312340065">
            <text:p>1.34944312340065</text:p>
          </table:table-cell>
          <table:table-cell table:formula="oooc:=[.F$1]*[$quadratic.F$11]^[.A32]+[.H$1]*[$quadratic.F$12]^[.A32]" office:value-type="float" office:value="3771.66061784737">
            <text:p>3771.66061784737</text:p>
          </table:table-cell>
          <table:table-cell table:formula="oooc:=[.F$1]/[$quadratic.F$11]^[.A32]+[.H$1]/[$quadratic.F$12]^[.A32]" office:value-type="float" office:value="-0.0240383291295609">
            <text:p>-0.024038329129561</text:p>
          </table:table-cell>
          <table:table-cell table:formula="oooc:=[.E32]/[.E33]" office:value-type="float" office:value="-1.09944312340065">
            <text:p>-1.09944312340065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ooc:=[.B$1]*[.B32]+[.D$1]*[.B31]" office:value-type="float" office:value="5135.37857041816">
            <text:p>5135.37857041816</text:p>
          </table:table-cell>
          <table:table-cell table:formula="oooc:=[.B33]/[.B32]" office:value-type="float" office:value="1.36156963490239">
            <text:p>1.36156963490239</text:p>
          </table:table-cell>
          <table:table-cell table:formula="oooc:=[.F$1]*[$quadratic.F$11]^[.A33]+[.H$1]*[$quadratic.F$12]^[.A33]" office:value-type="float" office:value="5135.37857041815">
            <text:p>5135.37857041815</text:p>
          </table:table-cell>
          <table:table-cell table:formula="oooc:=[.F$1]/[$quadratic.F$11]^[.A33]+[.H$1]/[$quadratic.F$12]^[.A33]" office:value-type="float" office:value="0.0218640952114091">
            <text:p>0.021864095211409</text:p>
          </table:table-cell>
          <table:table-cell table:formula="oooc:=[.E33]/[.E34]" office:value-type="float" office:value="-1.11156963490239">
            <text:p>-1.11156963490239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ooc:=[.B$1]*[.B33]+[.D$1]*[.B32]" office:value-type="float" office:value="6941.3355693756">
            <text:p>6941.3355693756</text:p>
          </table:table-cell>
          <table:table-cell table:formula="oooc:=[.B34]/[.B33]" office:value-type="float" office:value="1.35166969176537">
            <text:p>1.35166969176537</text:p>
          </table:table-cell>
          <table:table-cell table:formula="oooc:=[.F$1]*[$quadratic.F$11]^[.A34]+[.H$1]*[$quadratic.F$12]^[.A34]" office:value-type="float" office:value="6941.33556937559">
            <text:p>6941.33556937559</text:p>
          </table:table-cell>
          <table:table-cell table:formula="oooc:=[.F$1]/[$quadratic.F$11]^[.A34]+[.H$1]/[$quadratic.F$12]^[.A34]" office:value-type="float" office:value="-0.0196695686216088">
            <text:p>-0.019669568621609</text:p>
          </table:table-cell>
          <table:table-cell table:formula="oooc:=[.E34]/[.E35]" office:value-type="float" office:value="-1.10166969176537">
            <text:p>-1.10166969176537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ooc:=[.B$1]*[.B34]+[.D$1]*[.B33]" office:value-type="float" office:value="9438.40174797114">
            <text:p>9438.40174797114</text:p>
          </table:table-cell>
          <table:table-cell table:formula="oooc:=[.B35]/[.B34]" office:value-type="float" office:value="1.35973857676789">
            <text:p>1.35973857676789</text:p>
          </table:table-cell>
          <table:table-cell table:formula="oooc:=[.F$1]*[$quadratic.F$11]^[.A35]+[.H$1]*[$quadratic.F$12]^[.A35]" office:value-type="float" office:value="9438.40174797111">
            <text:p>9438.40174797111</text:p>
          </table:table-cell>
          <table:table-cell table:formula="oooc:=[.F$1]/[$quadratic.F$11]^[.A35]+[.H$1]/[$quadratic.F$12]^[.A35]" office:value-type="float" office:value="0.0178543249112075">
            <text:p>0.017854324911208</text:p>
          </table:table-cell>
          <table:table-cell table:formula="oooc:=[.E35]/[.E36]" office:value-type="float" office:value="-1.10973857676789">
            <text:p>-1.10973857676789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ooc:=[.B$1]*[.B35]+[.D$1]*[.B34]" office:value-type="float" office:value="12771.6037910562">
            <text:p>12771.6037910562</text:p>
          </table:table-cell>
          <table:table-cell table:formula="oooc:=[.B36]/[.B35]" office:value-type="float" office:value="1.35315322785466">
            <text:p>1.35315322785466</text:p>
          </table:table-cell>
          <table:table-cell table:formula="oooc:=[.F$1]*[$quadratic.F$11]^[.A36]+[.H$1]*[$quadratic.F$12]^[.A36]" office:value-type="float" office:value="12771.6037910562">
            <text:p>12771.6037910562</text:p>
          </table:table-cell>
          <table:table-cell table:formula="oooc:=[.F$1]/[$quadratic.F$11]^[.A36]+[.H$1]/[$quadratic.F$12]^[.A36]" office:value-type="float" office:value="-0.0160887665662738">
            <text:p>-0.016088766566274</text:p>
          </table:table-cell>
          <table:table-cell table:formula="oooc:=[.E36]/[.E37]" office:value-type="float" office:value="-1.10315322785466">
            <text:p>-1.10315322785466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ooc:=[.B$1]*[.B36]+[.D$1]*[.B35]" office:value-type="float" office:value="17350.5035697208">
            <text:p>17350.5035697208</text:p>
          </table:table-cell>
          <table:table-cell table:formula="oooc:=[.B37]/[.B36]" office:value-type="float" office:value="1.35852190950921">
            <text:p>1.35852190950921</text:p>
          </table:table-cell>
          <table:table-cell table:formula="oooc:=[.F$1]*[$quadratic.F$11]^[.A37]+[.H$1]*[$quadratic.F$12]^[.A37]" office:value-type="float" office:value="17350.5035697207">
            <text:p>17350.5035697207</text:p>
          </table:table-cell>
          <table:table-cell table:formula="oooc:=[.F$1]/[$quadratic.F$11]^[.A37]+[.H$1]/[$quadratic.F$12]^[.A37]" office:value-type="float" office:value="0.0145843443685173">
            <text:p>0.014584344368517</text:p>
          </table:table-cell>
          <table:table-cell table:formula="oooc:=[.E37]/[.E38]" office:value-type="float" office:value="-1.10852190950921">
            <text:p>-1.10852190950921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ooc:=[.B$1]*[.B37]+[.D$1]*[.B36]" office:value-type="float" office:value="23495.0315790145">
            <text:p>23495.0315790145</text:p>
          </table:table-cell>
          <table:table-cell table:formula="oooc:=[.B38]/[.B37]" office:value-type="float" office:value="1.35414119161457">
            <text:p>1.35414119161457</text:p>
          </table:table-cell>
          <table:table-cell table:formula="oooc:=[.F$1]*[$quadratic.F$11]^[.A38]+[.H$1]*[$quadratic.F$12]^[.A38]" office:value-type="float" office:value="23495.0315790144">
            <text:p>23495.0315790144</text:p>
          </table:table-cell>
          <table:table-cell table:formula="oooc:=[.F$1]/[$quadratic.F$11]^[.A38]+[.H$1]/[$quadratic.F$12]^[.A38]" office:value-type="float" office:value="-0.0131565684389354">
            <text:p>-0.013156568438936</text:p>
          </table:table-cell>
          <table:table-cell table:formula="oooc:=[.E38]/[.E39]" office:value-type="float" office:value="-1.10414119161457">
            <text:p>-1.10414119161457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ooc:=[.B$1]*[.B38]+[.D$1]*[.B37]" office:value-type="float" office:value="31899.5132493347">
            <text:p>31899.5132493347</text:p>
          </table:table-cell>
          <table:table-cell table:formula="oooc:=[.B39]/[.B38]" office:value-type="float" office:value="1.35771314637547">
            <text:p>1.35771314637547</text:p>
          </table:table-cell>
          <table:table-cell table:formula="oooc:=[.F$1]*[$quadratic.F$11]^[.A39]+[.H$1]*[$quadratic.F$12]^[.A39]" office:value-type="float" office:value="31899.5132493347">
            <text:p>31899.5132493347</text:p>
          </table:table-cell>
          <table:table-cell table:formula="oooc:=[.F$1]/[$quadratic.F$11]^[.A39]+[.H$1]/[$quadratic.F$12]^[.A39]" office:value-type="float" office:value="0.0119156576521675">
            <text:p>0.011915657652168</text:p>
          </table:table-cell>
          <table:table-cell table:formula="oooc:=[.E39]/[.E40]" office:value-type="float" office:value="-1.10771314637547">
            <text:p>-1.10771314637547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ooc:=[.B$1]*[.B39]+[.D$1]*[.B38]" office:value-type="float" office:value="43217.4256808554">
            <text:p>43217.4256808554</text:p>
          </table:table-cell>
          <table:table-cell table:formula="oooc:=[.B40]/[.B39]" office:value-type="float" office:value="1.35479890690046">
            <text:p>1.35479890690046</text:p>
          </table:table-cell>
          <table:table-cell table:formula="oooc:=[.F$1]*[$quadratic.F$11]^[.A40]+[.H$1]*[$quadratic.F$12]^[.A40]" office:value-type="float" office:value="43217.4256808553">
            <text:p>43217.4256808553</text:p>
          </table:table-cell>
          <table:table-cell table:formula="oooc:=[.F$1]/[$quadratic.F$11]^[.A40]+[.H$1]/[$quadratic.F$12]^[.A40]" office:value-type="float" office:value="-0.0107569885679849">
            <text:p>-0.010756988567985</text:p>
          </table:table-cell>
          <table:table-cell table:formula="oooc:=[.E40]/[.E41]" office:value-type="float" office:value="-1.10479890690046">
            <text:p>-1.10479890690046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ooc:=[.B$1]*[.B40]+[.D$1]*[.B39]" office:value-type="float" office:value="58653.626294216">
            <text:p>58653.626294216</text:p>
          </table:table-cell>
          <table:table-cell table:formula="oooc:=[.B41]/[.B40]" office:value-type="float" office:value="1.35717538400716">
            <text:p>1.35717538400716</text:p>
          </table:table-cell>
          <table:table-cell table:formula="oooc:=[.F$1]*[$quadratic.F$11]^[.A41]+[.H$1]*[$quadratic.F$12]^[.A41]" office:value-type="float" office:value="58653.6262942158">
            <text:p>58653.6262942158</text:p>
          </table:table-cell>
          <table:table-cell table:formula="oooc:=[.F$1]/[$quadratic.F$11]^[.A41]+[.H$1]/[$quadratic.F$12]^[.A41]" office:value-type="float" office:value="0.00973660319610912">
            <text:p>0.009736603196109</text:p>
          </table:table-cell>
          <table:table-cell table:formula="oooc:=[.E41]/[.E42]" office:value-type="float" office:value="-1.10717538400716">
            <text:p>-1.10717538400716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ooc:=[.B$1]*[.B41]+[.D$1]*[.B40]" office:value-type="float" office:value="79489.5450948371">
            <text:p>79489.5450948371</text:p>
          </table:table-cell>
          <table:table-cell table:formula="oooc:=[.B42]/[.B41]" office:value-type="float" office:value="1.35523666850716">
            <text:p>1.35523666850716</text:p>
          </table:table-cell>
          <table:table-cell table:formula="oooc:=[.F$1]*[$quadratic.F$11]^[.A42]+[.H$1]*[$quadratic.F$12]^[.A42]" office:value-type="float" office:value="79489.5450948369">
            <text:p>79489.5450948369</text:p>
          </table:table-cell>
          <table:table-cell table:formula="oooc:=[.F$1]/[$quadratic.F$11]^[.A42]+[.H$1]/[$quadratic.F$12]^[.A42]" office:value-type="float" office:value="-0.00879409291134142">
            <text:p>-0.008794092911341</text:p>
          </table:table-cell>
          <table:table-cell table:formula="oooc:=[.E42]/[.E43]" office:value-type="float" office:value="-1.10523666850716">
            <text:p>-1.10523666850716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ooc:=[.B$1]*[.B42]+[.D$1]*[.B41]" office:value-type="float" office:value="107852.825715033">
            <text:p>107852.825715033</text:p>
          </table:table-cell>
          <table:table-cell table:formula="oooc:=[.B43]/[.B42]" office:value-type="float" office:value="1.35681774988593">
            <text:p>1.35681774988593</text:p>
          </table:table-cell>
          <table:table-cell table:formula="oooc:=[.F$1]*[$quadratic.F$11]^[.A43]+[.H$1]*[$quadratic.F$12]^[.A43]" office:value-type="float" office:value="107852.825715033">
            <text:p>107852.825715033</text:p>
          </table:table-cell>
          <table:table-cell table:formula="oooc:=[.F$1]/[$quadratic.F$11]^[.A43]+[.H$1]/[$quadratic.F$12]^[.A43]" office:value-type="float" office:value="0.00795675094929631">
            <text:p>0.007956750949296</text:p>
          </table:table-cell>
          <table:table-cell table:formula="oooc:=[.E43]/[.E44]" office:value-type="float" office:value="-1.10681774988593">
            <text:p>-1.10681774988593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ooc:=[.B$1]*[.B43]+[.D$1]*[.B42]" office:value-type="float" office:value="146197.524071014">
            <text:p>146197.524071014</text:p>
          </table:table-cell>
          <table:table-cell table:formula="oooc:=[.B44]/[.B43]" office:value-type="float" office:value="1.35552799012698">
            <text:p>1.35552799012698</text:p>
          </table:table-cell>
          <table:table-cell table:formula="oooc:=[.F$1]*[$quadratic.F$11]^[.A44]+[.H$1]*[$quadratic.F$12]^[.A44]" office:value-type="float" office:value="146197.524071013">
            <text:p>146197.524071013</text:p>
          </table:table-cell>
          <table:table-cell table:formula="oooc:=[.F$1]/[$quadratic.F$11]^[.A44]+[.H$1]/[$quadratic.F$12]^[.A44]" office:value-type="float" office:value="-0.007188853765777">
            <text:p>-0.007188853765777</text:p>
          </table:table-cell>
          <table:table-cell table:formula="oooc:=[.E44]/[.E45]" office:value-type="float" office:value="-1.10552799012698">
            <text:p>-1.10552799012698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ooc:=[.B$1]*[.B44]+[.D$1]*[.B43]" office:value-type="float" office:value="198328.619590303">
            <text:p>198328.619590303</text:p>
          </table:table-cell>
          <table:table-cell table:formula="oooc:=[.B45]/[.B44]" office:value-type="float" office:value="1.35657987951949">
            <text:p>1.35657987951949</text:p>
          </table:table-cell>
          <table:table-cell table:formula="oooc:=[.F$1]*[$quadratic.F$11]^[.A45]+[.H$1]*[$quadratic.F$12]^[.A45]" office:value-type="float" office:value="198328.619590303">
            <text:p>198328.619590303</text:p>
          </table:table-cell>
          <table:table-cell table:formula="oooc:=[.F$1]/[$quadratic.F$11]^[.A45]+[.H$1]/[$quadratic.F$12]^[.A45]" office:value-type="float" office:value="0.00650264292716038">
            <text:p>0.00650264292716</text:p>
          </table:table-cell>
          <table:table-cell table:formula="oooc:=[.E45]/[.E46]" office:value-type="float" office:value="-1.10657987951949">
            <text:p>-1.10657987951949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ooc:=[.B$1]*[.B45]+[.D$1]*[.B44]" office:value-type="float" office:value="268878.441004097">
            <text:p>268878.441004097</text:p>
          </table:table-cell>
          <table:table-cell table:formula="oooc:=[.B46]/[.B45]" office:value-type="float" office:value="1.35572183963934">
            <text:p>1.35572183963934</text:p>
          </table:table-cell>
          <table:table-cell table:formula="oooc:=[.F$1]*[$quadratic.F$11]^[.A46]+[.H$1]*[$quadratic.F$12]^[.A46]" office:value-type="float" office:value="268878.441004096">
            <text:p>268878.441004096</text:p>
          </table:table-cell>
          <table:table-cell table:formula="oooc:=[.F$1]/[$quadratic.F$11]^[.A46]+[.H$1]/[$quadratic.F$12]^[.A46]" office:value-type="float" office:value="-0.00587634299837807">
            <text:p>-0.005876342998378</text:p>
          </table:table-cell>
          <table:table-cell table:formula="oooc:=[.E46]/[.E47]" office:value-type="float" office:value="-1.10572183963934">
            <text:p>-1.10572183963934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ooc:=[.B$1]*[.B46]+[.D$1]*[.B45]" office:value-type="float" office:value="364712.539636479">
            <text:p>364712.539636479</text:p>
          </table:table-cell>
          <table:table-cell table:formula="oooc:=[.B47]/[.B46]" office:value-type="float" office:value="1.35642165386894">
            <text:p>1.35642165386894</text:p>
          </table:table-cell>
          <table:table-cell table:formula="oooc:=[.F$1]*[$quadratic.F$11]^[.A47]+[.H$1]*[$quadratic.F$12]^[.A47]" office:value-type="float" office:value="364712.539636478">
            <text:p>364712.539636478</text:p>
          </table:table-cell>
          <table:table-cell table:formula="oooc:=[.F$1]/[$quadratic.F$11]^[.A47]+[.H$1]/[$quadratic.F$12]^[.A47]" office:value-type="float" office:value="0.00531448578450326">
            <text:p>0.005314485784503</text:p>
          </table:table-cell>
          <table:table-cell table:formula="oooc:=[.E47]/[.E48]" office:value-type="float" office:value="-1.10642165386894">
            <text:p>-1.10642165386894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ooc:=[.B$1]*[.B47]+[.D$1]*[.B46]" office:value-type="float" office:value="494495.796415265">
            <text:p>494495.796415265</text:p>
          </table:table-cell>
          <table:table-cell table:formula="oooc:=[.B48]/[.B47]" office:value-type="float" office:value="1.35585082132944">
            <text:p>1.35585082132944</text:p>
          </table:table-cell>
          <table:table-cell table:formula="oooc:=[.F$1]*[$quadratic.F$11]^[.A48]+[.H$1]*[$quadratic.F$12]^[.A48]" office:value-type="float" office:value="494495.796415263">
            <text:p>494495.796415263</text:p>
          </table:table-cell>
          <table:table-cell table:formula="oooc:=[.F$1]/[$quadratic.F$11]^[.A48]+[.H$1]/[$quadratic.F$12]^[.A48]" office:value-type="float" office:value="-0.00480330962966926">
            <text:p>-0.004803309629669</text:p>
          </table:table-cell>
          <table:table-cell table:formula="oooc:=[.E48]/[.E49]" office:value-type="float" office:value="-1.10585082132944">
            <text:p>-1.10585082132944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ooc:=[.B$1]*[.B48]+[.D$1]*[.B47]" office:value-type="float" office:value="670692.758558535">
            <text:p>670692.758558535</text:p>
          </table:table-cell>
          <table:table-cell table:formula="oooc:=[.B49]/[.B48]" office:value-type="float" office:value="1.35631640030223">
            <text:p>1.35631640030223</text:p>
          </table:table-cell>
          <table:table-cell table:formula="oooc:=[.F$1]*[$quadratic.F$11]^[.A49]+[.H$1]*[$quadratic.F$12]^[.A49]" office:value-type="float" office:value="670692.758558533">
            <text:p>670692.758558533</text:p>
          </table:table-cell>
          <table:table-cell table:formula="oooc:=[.F$1]/[$quadratic.F$11]^[.A49]+[.H$1]/[$quadratic.F$12]^[.A49]" office:value-type="float" office:value="0.00434354212794705">
            <text:p>0.004343542127947</text:p>
          </table:table-cell>
          <table:table-cell table:formula="oooc:=[.E49]/[.E50]" office:value-type="float" office:value="-1.10631640030223">
            <text:p>-1.10631640030223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ooc:=[.B$1]*[.B49]+[.D$1]*[.B48]" office:value-type="float" office:value="909416.884262531">
            <text:p>909416.884262531</text:p>
          </table:table-cell>
          <table:table-cell table:formula="oooc:=[.B50]/[.B49]" office:value-type="float" office:value="1.35593663813676">
            <text:p>1.35593663813676</text:p>
          </table:table-cell>
          <table:table-cell table:formula="oooc:=[.F$1]*[$quadratic.F$11]^[.A50]+[.H$1]*[$quadratic.F$12]^[.A50]" office:value-type="float" office:value="909416.884262528">
            <text:p>909416.884262528</text:p>
          </table:table-cell>
          <table:table-cell table:formula="oooc:=[.F$1]/[$quadratic.F$11]^[.A50]+[.H$1]/[$quadratic.F$12]^[.A50]" office:value-type="float" office:value="-0.00392613010777068">
            <text:p>-0.003926130107771</text:p>
          </table:table-cell>
          <table:table-cell table:formula="oooc:=[.E50]/[.E51]" office:value-type="float" office:value="-1.10593663813676">
            <text:p>-1.10593663813676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ooc:=[.B$1]*[.B50]+[.D$1]*[.B49]" office:value-type="float" office:value="1233393.35890344">
            <text:p>1233393.35890344</text:p>
          </table:table-cell>
          <table:table-cell table:formula="oooc:=[.B51]/[.B50]" office:value-type="float" office:value="1.35624638188197">
            <text:p>1.35624638188197</text:p>
          </table:table-cell>
          <table:table-cell table:formula="oooc:=[.F$1]*[$quadratic.F$11]^[.A51]+[.H$1]*[$quadratic.F$12]^[.A51]" office:value-type="float" office:value="1233393.35890343">
            <text:p>1233393.35890343</text:p>
          </table:table-cell>
          <table:table-cell table:formula="oooc:=[.F$1]/[$quadratic.F$11]^[.A51]+[.H$1]/[$quadratic.F$12]^[.A51]" office:value-type="float" office:value="0.00355004976992648">
            <text:p>0.003550049769926</text:p>
          </table:table-cell>
          <table:table-cell table:formula="oooc:=[.E51]/[.E52]" office:value-type="float" office:value="-1.10624638188197">
            <text:p>-1.10624638188197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ooc:=[.B$1]*[.B51]+[.D$1]*[.B50]" office:value-type="float" office:value="1672473.66611966">
            <text:p>1672473.66611966</text:p>
          </table:table-cell>
          <table:table-cell table:formula="oooc:=[.B52]/[.B51]" office:value-type="float" office:value="1.35599373391032">
            <text:p>1.35599373391032</text:p>
          </table:table-cell>
          <table:table-cell table:formula="oooc:=[.F$1]*[$quadratic.F$11]^[.A52]+[.H$1]*[$quadratic.F$12]^[.A52]" office:value-type="float" office:value="1672473.66611965">
            <text:p>1672473.66611965</text:p>
          </table:table-cell>
          <table:table-cell table:formula="oooc:=[.F$1]/[$quadratic.F$11]^[.A52]+[.H$1]/[$quadratic.F$12]^[.A52]" office:value-type="float" office:value="-0.00320909503350153">
            <text:p>-0.003209095033502</text:p>
          </table:table-cell>
          <table:table-cell table:formula="oooc:=[.E52]/[.E53]" office:value-type="float" office:value="-1.10599373391032">
            <text:p>-1.10599373391032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ooc:=[.B$1]*[.B52]+[.D$1]*[.B51]" office:value-type="float" office:value="2268208.45488507">
            <text:p>2268208.45488507</text:p>
          </table:table-cell>
          <table:table-cell table:formula="oooc:=[.B53]/[.B52]" office:value-type="float" office:value="1.35619980202594">
            <text:p>1.35619980202594</text:p>
          </table:table-cell>
          <table:table-cell table:formula="oooc:=[.F$1]*[$quadratic.F$11]^[.A53]+[.H$1]*[$quadratic.F$12]^[.A53]" office:value-type="float" office:value="2268208.45488506">
            <text:p>2268208.45488506</text:p>
          </table:table-cell>
          <table:table-cell table:formula="oooc:=[.F$1]/[$quadratic.F$11]^[.A53]+[.H$1]/[$quadratic.F$12]^[.A53]" office:value-type="float" office:value="0.00290154901886791">
            <text:p>0.002901549018868</text:p>
          </table:table-cell>
          <table:table-cell table:number-columns-repeated="3"/>
        </table:table-row>
      </table:table>
      <table:table table:name="quadratic" table:style-name="ta1">
        <table:shapes>
          <draw:frame draw:z-index="0" draw:style-name="gr1" draw:text-style-name="P1" svg:width="159.99mm" svg:height="89.99mm" svg:x="174.75mm" svg:y="36.59mm">
            <draw:object draw:notify-on-update-of-ranges="quadratic.A2:quadratic.A42 quadratic.B1:quadratic.B1 quadratic.B2:quadratic.B42 quadratic.A2:quadratic.A42 quadratic.C1:quadratic.C1 quadratic.C2:quadratic.C4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>
            <text:p>a</text:p>
          </table:table-cell>
          <table:table-cell office:value-type="string">
            <text:p>a<text:span text:style-name="T2">2</text:span></text:p>
          </table:table-cell>
          <table:table-cell office:value-type="string">
            <text:p>g1*a+g2</text:p>
          </table:table-cell>
          <table:table-cell table:number-columns-repeated="3"/>
        </table:table-row>
        <table:table-row table:style-name="ro1">
          <table:table-cell office:value-type="float" office:value="-2">
            <text:p>-2</text:p>
          </table:table-cell>
          <table:table-cell table:formula="oooc:=[.A2]*[.A2]" office:value-type="float" office:value="4">
            <text:p>4</text:p>
          </table:table-cell>
          <table:table-cell table:formula="oooc:=[$'two day'.B$1]*[.A2]+[$'two day'.D$1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-1.9">
            <text:p>-1.9</text:p>
          </table:table-cell>
          <table:table-cell table:formula="oooc:=[.A3]*[.A3]" office:value-type="float" office:value="3.61">
            <text:p>3.61</text:p>
          </table:table-cell>
          <table:table-cell table:formula="oooc:=[$'two day'.B$1]*[.A3]+[$'two day'.D$1]" office:value-type="float" office:value="1.025">
            <text:p>1.025</text:p>
          </table:table-cell>
          <table:table-cell table:number-columns-repeated="3"/>
        </table:table-row>
        <table:table-row table:style-name="ro1">
          <table:table-cell office:value-type="float" office:value="-1.8">
            <text:p>-1.8</text:p>
          </table:table-cell>
          <table:table-cell table:formula="oooc:=[.A4]*[.A4]" office:value-type="float" office:value="3.24">
            <text:p>3.24</text:p>
          </table:table-cell>
          <table:table-cell table:formula="oooc:=[$'two day'.B$1]*[.A4]+[$'two day'.D$1]" office:value-type="float" office:value="1.05">
            <text:p>1.05</text:p>
          </table:table-cell>
          <table:table-cell table:number-columns-repeated="3"/>
        </table:table-row>
        <table:table-row table:style-name="ro1">
          <table:table-cell office:value-type="float" office:value="-1.7">
            <text:p>-1.7</text:p>
          </table:table-cell>
          <table:table-cell table:formula="oooc:=[.A5]*[.A5]" office:value-type="float" office:value="2.89">
            <text:p>2.89</text:p>
          </table:table-cell>
          <table:table-cell table:formula="oooc:=[$'two day'.B$1]*[.A5]+[$'two day'.D$1]" office:value-type="float" office:value="1.075">
            <text:p>1.075</text:p>
          </table:table-cell>
          <table:table-cell table:number-columns-repeated="3"/>
        </table:table-row>
        <table:table-row table:style-name="ro1">
          <table:table-cell office:value-type="float" office:value="-1.6">
            <text:p>-1.6</text:p>
          </table:table-cell>
          <table:table-cell table:formula="oooc:=[.A6]*[.A6]" office:value-type="float" office:value="2.56">
            <text:p>2.56</text:p>
          </table:table-cell>
          <table:table-cell table:formula="oooc:=[$'two day'.B$1]*[.A6]+[$'two day'.D$1]" office:value-type="float" office:value="1.1">
            <text:p>1.1</text:p>
          </table:table-cell>
          <table:table-cell table:number-columns-repeated="3"/>
        </table:table-row>
        <table:table-row table:style-name="ro1">
          <table:table-cell office:value-type="float" office:value="-1.5">
            <text:p>-1.5</text:p>
          </table:table-cell>
          <table:table-cell table:formula="oooc:=[.A7]*[.A7]" office:value-type="float" office:value="2.25">
            <text:p>2.25</text:p>
          </table:table-cell>
          <table:table-cell table:formula="oooc:=[$'two day'.B$1]*[.A7]+[$'two day'.D$1]" office:value-type="float" office:value="1.125">
            <text:p>1.125</text:p>
          </table:table-cell>
          <table:table-cell table:number-columns-repeated="3"/>
        </table:table-row>
        <table:table-row table:style-name="ro1">
          <table:table-cell office:value-type="float" office:value="-1.4">
            <text:p>-1.4</text:p>
          </table:table-cell>
          <table:table-cell table:formula="oooc:=[.A8]*[.A8]" office:value-type="float" office:value="1.96">
            <text:p>1.96</text:p>
          </table:table-cell>
          <table:table-cell table:formula="oooc:=[$'two day'.B$1]*[.A8]+[$'two day'.D$1]" office:value-type="float" office:value="1.15">
            <text:p>1.15</text:p>
          </table:table-cell>
          <table:table-cell/>
          <table:table-cell office:value-type="string">
            <text:p>r=</text:p>
          </table:table-cell>
          <table:table-cell table:formula="oooc:=SQRT(['two day'.D$1]+[$'two day'.B$1]^2/4)" office:value-type="float" office:value="1.23110722522451">
            <text:p>1.23110722522451</text:p>
          </table:table-cell>
        </table:table-row>
        <table:table-row table:style-name="ro1">
          <table:table-cell office:value-type="float" office:value="-1.3">
            <text:p>-1.3</text:p>
          </table:table-cell>
          <table:table-cell table:formula="oooc:=[.A9]*[.A9]" office:value-type="float" office:value="1.69">
            <text:p>1.69</text:p>
          </table:table-cell>
          <table:table-cell table:formula="oooc:=[$'two day'.B$1]*[.A9]+[$'two day'.D$1]" office:value-type="float" office:value="1.175">
            <text:p>1.175</text:p>
          </table:table-cell>
          <table:table-cell table:number-columns-repeated="3"/>
        </table:table-row>
        <table:table-row table:style-name="ro1">
          <table:table-cell office:value-type="float" office:value="-1.2">
            <text:p>-1.2</text:p>
          </table:table-cell>
          <table:table-cell table:formula="oooc:=[.A10]*[.A10]" office:value-type="float" office:value="1.44">
            <text:p>1.44</text:p>
          </table:table-cell>
          <table:table-cell table:formula="oooc:=[$'two day'.B$1]*[.A10]+[$'two day'.D$1]" office:value-type="float" office:value="1.2">
            <text:p>1.2</text:p>
          </table:table-cell>
          <table:table-cell/>
          <table:table-cell office:value-type="string">
            <text:p>roots</text:p>
          </table:table-cell>
          <table:table-cell/>
        </table:table-row>
        <table:table-row table:style-name="ro1">
          <table:table-cell office:value-type="float" office:value="-1.1">
            <text:p>-1.1</text:p>
          </table:table-cell>
          <table:table-cell table:formula="oooc:=[.A11]*[.A11]" office:value-type="float" office:value="1.21">
            <text:p>1.21</text:p>
          </table:table-cell>
          <table:table-cell table:formula="oooc:=[$'two day'.B$1]*[.A11]+[$'two day'.D$1]" office:value-type="float" office:value="1.225">
            <text:p>1.225</text:p>
          </table:table-cell>
          <table:table-cell/>
          <table:table-cell office:value-type="string">
            <text:p>a1 =</text:p>
          </table:table-cell>
          <table:table-cell table:formula="oooc:=[$'two day'.B$1]/2+SQRT(['two day'.D$1]+[$'two day'.B$1]^2/4)" office:value-type="float" office:value="1.35610722522451">
            <text:p>1.35610722522451</text:p>
          </table:table-cell>
        </table:table-row>
        <table:table-row table:style-name="ro1">
          <table:table-cell office:value-type="float" office:value="-0.999999999999999">
            <text:p>-0.999999999999999</text:p>
          </table:table-cell>
          <table:table-cell table:formula="oooc:=[.A12]*[.A12]" office:value-type="float" office:value="0.999999999999998">
            <text:p>0.999999999999998</text:p>
          </table:table-cell>
          <table:table-cell table:formula="oooc:=[$'two day'.B$1]*[.A12]+[$'two day'.D$1]" office:value-type="float" office:value="1.25">
            <text:p>1.25</text:p>
          </table:table-cell>
          <table:table-cell/>
          <table:table-cell office:value-type="string">
            <text:p>a2 =</text:p>
          </table:table-cell>
          <table:table-cell table:formula="oooc:=[$'two day'.B$1]/2-SQRT(['two day'.D$1]+[$'two day'.B$1]^2/4)" office:value-type="float" office:value="-1.10610722522451">
            <text:p>-1.10610722522451</text:p>
          </table:table-cell>
        </table:table-row>
        <table:table-row table:style-name="ro1">
          <table:table-cell office:value-type="float" office:value="-0.899999999999999">
            <text:p>-0.899999999999999</text:p>
          </table:table-cell>
          <table:table-cell table:formula="oooc:=[.A13]*[.A13]" office:value-type="float" office:value="0.809999999999998">
            <text:p>0.809999999999998</text:p>
          </table:table-cell>
          <table:table-cell table:formula="oooc:=[$'two day'.B$1]*[.A13]+[$'two day'.D$1]" office:value-type="float" office:value="1.275">
            <text:p>1.275</text:p>
          </table:table-cell>
          <table:table-cell table:number-columns-repeated="3"/>
        </table:table-row>
        <table:table-row table:style-name="ro1">
          <table:table-cell office:value-type="float" office:value="-0.799999999999999">
            <text:p>-0.799999999999999</text:p>
          </table:table-cell>
          <table:table-cell table:formula="oooc:=[.A14]*[.A14]" office:value-type="float" office:value="0.639999999999998">
            <text:p>0.639999999999998</text:p>
          </table:table-cell>
          <table:table-cell table:formula="oooc:=[$'two day'.B$1]*[.A14]+[$'two day'.D$1]" office:value-type="float" office:value="1.3">
            <text:p>1.3</text:p>
          </table:table-cell>
          <table:table-cell table:number-columns-repeated="3"/>
        </table:table-row>
        <table:table-row table:style-name="ro1">
          <table:table-cell office:value-type="float" office:value="-0.699999999999999">
            <text:p>-0.699999999999999</text:p>
          </table:table-cell>
          <table:table-cell table:formula="oooc:=[.A15]*[.A15]" office:value-type="float" office:value="0.489999999999999">
            <text:p>0.489999999999999</text:p>
          </table:table-cell>
          <table:table-cell table:formula="oooc:=[$'two day'.B$1]*[.A15]+[$'two day'.D$1]" office:value-type="float" office:value="1.325">
            <text:p>1.325</text:p>
          </table:table-cell>
          <table:table-cell table:number-columns-repeated="3"/>
        </table:table-row>
        <table:table-row table:style-name="ro1">
          <table:table-cell office:value-type="float" office:value="-0.599999999999999">
            <text:p>-0.599999999999999</text:p>
          </table:table-cell>
          <table:table-cell table:formula="oooc:=[.A16]*[.A16]" office:value-type="float" office:value="0.359999999999999">
            <text:p>0.359999999999999</text:p>
          </table:table-cell>
          <table:table-cell table:formula="oooc:=[$'two day'.B$1]*[.A16]+[$'two day'.D$1]" office:value-type="float" office:value="1.35">
            <text:p>1.35</text:p>
          </table:table-cell>
          <table:table-cell table:number-columns-repeated="3"/>
        </table:table-row>
        <table:table-row table:style-name="ro1">
          <table:table-cell office:value-type="float" office:value="-0.499999999999998">
            <text:p>-0.499999999999998</text:p>
          </table:table-cell>
          <table:table-cell table:formula="oooc:=[.A17]*[.A17]" office:value-type="float" office:value="0.249999999999998">
            <text:p>0.249999999999998</text:p>
          </table:table-cell>
          <table:table-cell table:formula="oooc:=[$'two day'.B$1]*[.A17]+[$'two day'.D$1]" office:value-type="float" office:value="1.375">
            <text:p>1.375</text:p>
          </table:table-cell>
          <table:table-cell table:number-columns-repeated="3"/>
        </table:table-row>
        <table:table-row table:style-name="ro1">
          <table:table-cell office:value-type="float" office:value="-0.399999999999998">
            <text:p>-0.399999999999998</text:p>
          </table:table-cell>
          <table:table-cell table:formula="oooc:=[.A18]*[.A18]" office:value-type="float" office:value="0.159999999999998">
            <text:p>0.159999999999998</text:p>
          </table:table-cell>
          <table:table-cell table:formula="oooc:=[$'two day'.B$1]*[.A18]+[$'two day'.D$1]" office:value-type="float" office:value="1.4">
            <text:p>1.4</text:p>
          </table:table-cell>
          <table:table-cell table:number-columns-repeated="3"/>
        </table:table-row>
        <table:table-row table:style-name="ro1">
          <table:table-cell office:value-type="float" office:value="-0.299999999999998">
            <text:p>-0.299999999999998</text:p>
          </table:table-cell>
          <table:table-cell table:formula="oooc:=[.A19]*[.A19]" office:value-type="float" office:value="0.0899999999999988">
            <text:p>0.089999999999999</text:p>
          </table:table-cell>
          <table:table-cell table:formula="oooc:=[$'two day'.B$1]*[.A19]+[$'two day'.D$1]" office:value-type="float" office:value="1.425">
            <text:p>1.425</text:p>
          </table:table-cell>
          <table:table-cell table:number-columns-repeated="3"/>
        </table:table-row>
        <table:table-row table:style-name="ro1">
          <table:table-cell office:value-type="float" office:value="-0.199999999999998">
            <text:p>-0.199999999999998</text:p>
          </table:table-cell>
          <table:table-cell table:formula="oooc:=[.A20]*[.A20]" office:value-type="float" office:value="0.0399999999999992">
            <text:p>0.039999999999999</text:p>
          </table:table-cell>
          <table:table-cell table:formula="oooc:=[$'two day'.B$1]*[.A20]+[$'two day'.D$1]" office:value-type="float" office:value="1.45">
            <text:p>1.45</text:p>
          </table:table-cell>
          <table:table-cell table:number-columns-repeated="3"/>
        </table:table-row>
        <table:table-row table:style-name="ro1">
          <table:table-cell office:value-type="float" office:value="-0.0999999999999981">
            <text:p>-0.099999999999998</text:p>
          </table:table-cell>
          <table:table-cell table:formula="oooc:=[.A21]*[.A21]" office:value-type="float" office:value="0.00999999999999962">
            <text:p>0.01</text:p>
          </table:table-cell>
          <table:table-cell table:formula="oooc:=[$'two day'.B$1]*[.A21]+[$'two day'.D$1]" office:value-type="float" office:value="1.475">
            <text:p>1.475</text:p>
          </table:table-cell>
          <table:table-cell table:number-columns-repeated="3"/>
        </table:table-row>
        <table:table-row table:style-name="ro1">
          <table:table-cell office:value-type="float" office:value="2.22044604925031E-015">
            <text:p>2.22044604925031E-15</text:p>
          </table:table-cell>
          <table:table-cell table:formula="oooc:=[.A22]*[.A22]" office:value-type="float" office:value="4.93038065763131E-030">
            <text:p>4.93038065763131E-30</text:p>
          </table:table-cell>
          <table:table-cell table:formula="oooc:=[$'two day'.B$1]*[.A22]+[$'two day'.D$1]" office:value-type="float" office:value="1.5">
            <text:p>1.5</text:p>
          </table:table-cell>
          <table:table-cell table:number-columns-repeated="3"/>
        </table:table-row>
        <table:table-row table:style-name="ro1">
          <table:table-cell office:value-type="float" office:value="0.100000000000002">
            <text:p>0.100000000000002</text:p>
          </table:table-cell>
          <table:table-cell table:formula="oooc:=[.A23]*[.A23]" office:value-type="float" office:value="0.0100000000000004">
            <text:p>0.01</text:p>
          </table:table-cell>
          <table:table-cell table:formula="oooc:=[$'two day'.B$1]*[.A23]+[$'two day'.D$1]" office:value-type="float" office:value="1.525">
            <text:p>1.525</text:p>
          </table:table-cell>
          <table:table-cell table:number-columns-repeated="3"/>
        </table:table-row>
        <table:table-row table:style-name="ro1">
          <table:table-cell office:value-type="float" office:value="0.200000000000002">
            <text:p>0.200000000000002</text:p>
          </table:table-cell>
          <table:table-cell table:formula="oooc:=[.A24]*[.A24]" office:value-type="float" office:value="0.0400000000000008">
            <text:p>0.040000000000001</text:p>
          </table:table-cell>
          <table:table-cell table:formula="oooc:=[$'two day'.B$1]*[.A24]+[$'two day'.D$1]" office:value-type="float" office:value="1.55">
            <text:p>1.55</text:p>
          </table:table-cell>
          <table:table-cell table:number-columns-repeated="3"/>
        </table:table-row>
        <table:table-row table:style-name="ro1">
          <table:table-cell office:value-type="float" office:value="0.300000000000002">
            <text:p>0.300000000000002</text:p>
          </table:table-cell>
          <table:table-cell table:formula="oooc:=[.A25]*[.A25]" office:value-type="float" office:value="0.0900000000000012">
            <text:p>0.090000000000001</text:p>
          </table:table-cell>
          <table:table-cell table:formula="oooc:=[$'two day'.B$1]*[.A25]+[$'two day'.D$1]" office:value-type="float" office:value="1.575">
            <text:p>1.575</text:p>
          </table:table-cell>
          <table:table-cell table:number-columns-repeated="3"/>
        </table:table-row>
        <table:table-row table:style-name="ro1">
          <table:table-cell office:value-type="float" office:value="0.400000000000003">
            <text:p>0.400000000000003</text:p>
          </table:table-cell>
          <table:table-cell table:formula="oooc:=[.A26]*[.A26]" office:value-type="float" office:value="0.160000000000002">
            <text:p>0.160000000000002</text:p>
          </table:table-cell>
          <table:table-cell table:formula="oooc:=[$'two day'.B$1]*[.A26]+[$'two day'.D$1]" office:value-type="float" office:value="1.6">
            <text:p>1.6</text:p>
          </table:table-cell>
          <table:table-cell table:number-columns-repeated="3"/>
        </table:table-row>
        <table:table-row table:style-name="ro1">
          <table:table-cell office:value-type="float" office:value="0.500000000000003">
            <text:p>0.500000000000003</text:p>
          </table:table-cell>
          <table:table-cell table:formula="oooc:=[.A27]*[.A27]" office:value-type="float" office:value="0.250000000000003">
            <text:p>0.250000000000003</text:p>
          </table:table-cell>
          <table:table-cell table:formula="oooc:=[$'two day'.B$1]*[.A27]+[$'two day'.D$1]" office:value-type="float" office:value="1.625">
            <text:p>1.625</text:p>
          </table:table-cell>
          <table:table-cell table:number-columns-repeated="3"/>
        </table:table-row>
        <table:table-row table:style-name="ro1">
          <table:table-cell office:value-type="float" office:value="0.600000000000003">
            <text:p>0.600000000000003</text:p>
          </table:table-cell>
          <table:table-cell table:formula="oooc:=[.A28]*[.A28]" office:value-type="float" office:value="0.360000000000004">
            <text:p>0.360000000000004</text:p>
          </table:table-cell>
          <table:table-cell table:formula="oooc:=[$'two day'.B$1]*[.A28]+[$'two day'.D$1]" office:value-type="float" office:value="1.65">
            <text:p>1.65</text:p>
          </table:table-cell>
          <table:table-cell table:number-columns-repeated="3"/>
        </table:table-row>
        <table:table-row table:style-name="ro1">
          <table:table-cell office:value-type="float" office:value="0.700000000000003">
            <text:p>0.700000000000003</text:p>
          </table:table-cell>
          <table:table-cell table:formula="oooc:=[.A29]*[.A29]" office:value-type="float" office:value="0.490000000000004">
            <text:p>0.490000000000004</text:p>
          </table:table-cell>
          <table:table-cell table:formula="oooc:=[$'two day'.B$1]*[.A29]+[$'two day'.D$1]" office:value-type="float" office:value="1.675">
            <text:p>1.675</text:p>
          </table:table-cell>
          <table:table-cell table:number-columns-repeated="3"/>
        </table:table-row>
        <table:table-row table:style-name="ro1">
          <table:table-cell office:value-type="float" office:value="0.800000000000003">
            <text:p>0.800000000000003</text:p>
          </table:table-cell>
          <table:table-cell table:formula="oooc:=[.A30]*[.A30]" office:value-type="float" office:value="0.640000000000005">
            <text:p>0.640000000000005</text:p>
          </table:table-cell>
          <table:table-cell table:formula="oooc:=[$'two day'.B$1]*[.A30]+[$'two day'.D$1]" office:value-type="float" office:value="1.7">
            <text:p>1.7</text:p>
          </table:table-cell>
          <table:table-cell table:number-columns-repeated="3"/>
        </table:table-row>
        <table:table-row table:style-name="ro1">
          <table:table-cell office:value-type="float" office:value="0.900000000000003">
            <text:p>0.900000000000003</text:p>
          </table:table-cell>
          <table:table-cell table:formula="oooc:=[.A31]*[.A31]" office:value-type="float" office:value="0.810000000000005">
            <text:p>0.810000000000005</text:p>
          </table:table-cell>
          <table:table-cell table:formula="oooc:=[$'two day'.B$1]*[.A31]+[$'two day'.D$1]" office:value-type="float" office:value="1.725">
            <text:p>1.725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ooc:=[.A32]*[.A32]" office:value-type="float" office:value="1">
            <text:p>1</text:p>
          </table:table-cell>
          <table:table-cell table:formula="oooc:=[$'two day'.B$1]*[.A32]+[$'two day'.D$1]" office:value-type="float" office:value="1.75">
            <text:p>1.75</text:p>
          </table:table-cell>
          <table:table-cell table:number-columns-repeated="3"/>
        </table:table-row>
        <table:table-row table:style-name="ro1">
          <table:table-cell office:value-type="float" office:value="1.1">
            <text:p>1.1</text:p>
          </table:table-cell>
          <table:table-cell table:formula="oooc:=[.A33]*[.A33]" office:value-type="float" office:value="1.21">
            <text:p>1.21</text:p>
          </table:table-cell>
          <table:table-cell table:formula="oooc:=[$'two day'.B$1]*[.A33]+[$'two day'.D$1]" office:value-type="float" office:value="1.775">
            <text:p>1.775</text:p>
          </table:table-cell>
          <table:table-cell table:number-columns-repeated="3"/>
        </table:table-row>
        <table:table-row table:style-name="ro1">
          <table:table-cell office:value-type="float" office:value="1.2">
            <text:p>1.2</text:p>
          </table:table-cell>
          <table:table-cell table:formula="oooc:=[.A34]*[.A34]" office:value-type="float" office:value="1.44">
            <text:p>1.44</text:p>
          </table:table-cell>
          <table:table-cell table:formula="oooc:=[$'two day'.B$1]*[.A34]+[$'two day'.D$1]" office:value-type="float" office:value="1.8">
            <text:p>1.8</text:p>
          </table:table-cell>
          <table:table-cell table:number-columns-repeated="3"/>
        </table:table-row>
        <table:table-row table:style-name="ro1">
          <table:table-cell office:value-type="float" office:value="1.3">
            <text:p>1.3</text:p>
          </table:table-cell>
          <table:table-cell table:formula="oooc:=[.A35]*[.A35]" office:value-type="float" office:value="1.69">
            <text:p>1.69</text:p>
          </table:table-cell>
          <table:table-cell table:formula="oooc:=[$'two day'.B$1]*[.A35]+[$'two day'.D$1]" office:value-type="float" office:value="1.825">
            <text:p>1.825</text:p>
          </table:table-cell>
          <table:table-cell table:number-columns-repeated="3"/>
        </table:table-row>
        <table:table-row table:style-name="ro1">
          <table:table-cell office:value-type="float" office:value="1.4">
            <text:p>1.4</text:p>
          </table:table-cell>
          <table:table-cell table:formula="oooc:=[.A36]*[.A36]" office:value-type="float" office:value="1.96">
            <text:p>1.96</text:p>
          </table:table-cell>
          <table:table-cell table:formula="oooc:=[$'two day'.B$1]*[.A36]+[$'two day'.D$1]" office:value-type="float" office:value="1.85">
            <text:p>1.85</text:p>
          </table:table-cell>
          <table:table-cell table:number-columns-repeated="3"/>
        </table:table-row>
        <table:table-row table:style-name="ro1">
          <table:table-cell office:value-type="float" office:value="1.5">
            <text:p>1.5</text:p>
          </table:table-cell>
          <table:table-cell table:formula="oooc:=[.A37]*[.A37]" office:value-type="float" office:value="2.25">
            <text:p>2.25</text:p>
          </table:table-cell>
          <table:table-cell table:formula="oooc:=[$'two day'.B$1]*[.A37]+[$'two day'.D$1]" office:value-type="float" office:value="1.875">
            <text:p>1.875</text:p>
          </table:table-cell>
          <table:table-cell table:number-columns-repeated="3"/>
        </table:table-row>
        <table:table-row table:style-name="ro1">
          <table:table-cell office:value-type="float" office:value="1.6">
            <text:p>1.6</text:p>
          </table:table-cell>
          <table:table-cell table:formula="oooc:=[.A38]*[.A38]" office:value-type="float" office:value="2.56">
            <text:p>2.56</text:p>
          </table:table-cell>
          <table:table-cell table:formula="oooc:=[$'two day'.B$1]*[.A38]+[$'two day'.D$1]" office:value-type="float" office:value="1.9">
            <text:p>1.9</text:p>
          </table:table-cell>
          <table:table-cell table:number-columns-repeated="3"/>
        </table:table-row>
        <table:table-row table:style-name="ro1">
          <table:table-cell office:value-type="float" office:value="1.7">
            <text:p>1.7</text:p>
          </table:table-cell>
          <table:table-cell table:formula="oooc:=[.A39]*[.A39]" office:value-type="float" office:value="2.89">
            <text:p>2.89</text:p>
          </table:table-cell>
          <table:table-cell table:formula="oooc:=[$'two day'.B$1]*[.A39]+[$'two day'.D$1]" office:value-type="float" office:value="1.925">
            <text:p>1.925</text:p>
          </table:table-cell>
          <table:table-cell table:number-columns-repeated="3"/>
        </table:table-row>
        <table:table-row table:style-name="ro1">
          <table:table-cell office:value-type="float" office:value="1.8">
            <text:p>1.8</text:p>
          </table:table-cell>
          <table:table-cell table:formula="oooc:=[.A40]*[.A40]" office:value-type="float" office:value="3.24">
            <text:p>3.24</text:p>
          </table:table-cell>
          <table:table-cell table:formula="oooc:=[$'two day'.B$1]*[.A40]+[$'two day'.D$1]" office:value-type="float" office:value="1.95">
            <text:p>1.95</text:p>
          </table:table-cell>
          <table:table-cell table:number-columns-repeated="3"/>
        </table:table-row>
        <table:table-row table:style-name="ro1">
          <table:table-cell office:value-type="float" office:value="1.9">
            <text:p>1.9</text:p>
          </table:table-cell>
          <table:table-cell table:formula="oooc:=[.A41]*[.A41]" office:value-type="float" office:value="3.61">
            <text:p>3.61</text:p>
          </table:table-cell>
          <table:table-cell table:formula="oooc:=[$'two day'.B$1]*[.A41]+[$'two day'.D$1]" office:value-type="float" office:value="1.975">
            <text:p>1.97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ooc:=[.A42]*[.A42]" office:value-type="float" office:value="4">
            <text:p>4</text:p>
          </table:table-cell>
          <table:table-cell table:formula="oooc:=[$'two day'.B$1]*[.A42]+[$'two day'.D$1]" office:value-type="float" office:value="2">
            <text:p>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/00/0000</text:date>, <text:time style:data-style-name="N2" text:time-value="11:33:45.0313970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creation-date>2018-04-30T17:33:27.625142823</meta:creation-date>
    <meta:generator>LibreOffice/6.0.7.3$Linux_X86_64 LibreOffice_project/00m0$Build-3</meta:generator>
    <dc:date>2020-05-17T12:06:31.647941298</dc:date>
    <meta:editing-duration>PT28M21S</meta:editing-duration>
    <meta:editing-cycles>5</meta:editing-cycles>
    <meta:document-statistic meta:table-count="2" meta:cell-count="45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 style:data-style-name="N0">
      <style:chart-properties chart:display-label="true" chart:logarithmic="false" text:line-break="false" chart:link-data-style-to-source="true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chart:class="chart:scatter" chart:style-name="ch1">
        <chart:legend chart:legend-position="top" svg:x="5.847cm" svg:y="0.185cm" chart:style-name="ch2"/>
        <chart:plot-area table:cell-range-address="quadratic.A2:quadratic.C42 quadratic.B1:quadratic.C1" chart:data-source-has-labels="row" svg:x="0.32cm" svg:y="0.963cm" svg:width="15.36cm" svg:height="7.857cm">
          <chart:axis chart:dimension="x" chart:name="primary-x" chart:style-name="ch3">
            <chart:title svg:x="7.85cm" svg:y="8.44cm" chart:style-name="ch4">
              <text:p>a</text:p>
            </chart:title>
          </chart:axis>
          <chart:axis chart:dimension="y" chart:name="primary-y" chart:style-name="ch3">
            <chart:grid chart:style-name="ch5" chart:class="major"/>
          </chart:axis>
          <chart:series chart:style-name="ch6" chart:values-cell-range-address="quadratic.B2:quadratic.B42" chart:label-cell-address="quadratic.B1:quadratic.B1" chart:class="chart:scatter">
            <chart:domain table:cell-range-address="quadratic.A2:quadratic.A42"/>
            <chart:data-point chart:repeated="41"/>
          </chart:series>
          <chart:series chart:style-name="ch7" chart:values-cell-range-address="quadratic.C2:quadratic.C42" chart:label-cell-address="quadratic.C1:quadratic.C1" chart:class="chart:scatter"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2</text:p>
              </table:table-cell>
              <table:table-cell office:value-type="string">
                <text:p>g1*a+g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9">
                <text:p>-1.9</text:p>
              </table:table-cell>
              <table:table-cell office:value-type="float" office:value="3.61">
                <text:p>3.61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8">
                <text:p>-1.8</text:p>
              </table:table-cell>
              <table:table-cell office:value-type="float" office:value="3.24">
                <text:p>3.2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7">
                <text:p>-1.7</text:p>
              </table:table-cell>
              <table:table-cell office:value-type="float" office:value="2.89">
                <text:p>2.89</text:p>
              </table:table-cell>
              <table:table-cell office:value-type="float" office:value="1.075">
                <text:p>1.0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6">
                <text:p>-1.6</text:p>
              </table:table-cell>
              <table:table-cell office:value-type="float" office:value="2.56">
                <text:p>2.5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5">
                <text:p>-1.5</text:p>
              </table:table-cell>
              <table:table-cell office:value-type="float" office:value="2.25">
                <text:p>2.25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4">
                <text:p>-1.4</text:p>
              </table:table-cell>
              <table:table-cell office:value-type="float" office:value="1.96">
                <text:p>1.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3">
                <text:p>-1.3</text:p>
              </table:table-cell>
              <table:table-cell office:value-type="float" office:value="1.69">
                <text:p>1.69</text:p>
              </table:table-cell>
              <table:table-cell office:value-type="float" office:value="1.175">
                <text:p>1.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2">
                <text:p>-1.2</text:p>
              </table:table-cell>
              <table:table-cell office:value-type="float" office:value="1.44">
                <text:p>1.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1">
                <text:p>-1.1</text:p>
              </table:table-cell>
              <table:table-cell office:value-type="float" office:value="1.21">
                <text:p>1.21</text:p>
              </table:table-cell>
              <table:table-cell office:value-type="float" office:value="1.225">
                <text:p>1.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99999999999999">
                <text:p>-0.999999999999999</text:p>
              </table:table-cell>
              <table:table-cell office:value-type="float" office:value="0.999999999999998">
                <text:p>0.99999999999999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99999999999999">
                <text:p>-0.899999999999999</text:p>
              </table:table-cell>
              <table:table-cell office:value-type="float" office:value="0.809999999999998">
                <text:p>0.809999999999998</text:p>
              </table:table-cell>
              <table:table-cell office:value-type="float" office:value="1.275">
                <text:p>1.2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799999999999999">
                <text:p>-0.799999999999999</text:p>
              </table:table-cell>
              <table:table-cell office:value-type="float" office:value="0.639999999999998">
                <text:p>0.63999999999999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699999999999999">
                <text:p>-0.699999999999999</text:p>
              </table:table-cell>
              <table:table-cell office:value-type="float" office:value="0.489999999999999">
                <text:p>0.489999999999999</text:p>
              </table:table-cell>
              <table:table-cell office:value-type="float" office:value="1.325">
                <text:p>1.3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599999999999999">
                <text:p>-0.599999999999999</text:p>
              </table:table-cell>
              <table:table-cell office:value-type="float" office:value="0.359999999999999">
                <text:p>0.359999999999999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499999999999998">
                <text:p>-0.499999999999998</text:p>
              </table:table-cell>
              <table:table-cell office:value-type="float" office:value="0.249999999999998">
                <text:p>0.249999999999998</text:p>
              </table:table-cell>
              <table:table-cell office:value-type="float" office:value="1.375">
                <text:p>1.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399999999999998">
                <text:p>-0.399999999999998</text:p>
              </table:table-cell>
              <table:table-cell office:value-type="float" office:value="0.159999999999998">
                <text:p>0.15999999999999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299999999999998">
                <text:p>-0.299999999999998</text:p>
              </table:table-cell>
              <table:table-cell office:value-type="float" office:value="0.0899999999999988">
                <text:p>0.0899999999999988</text:p>
              </table:table-cell>
              <table:table-cell office:value-type="float" office:value="1.425">
                <text:p>1.4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99999999999998">
                <text:p>-0.199999999999998</text:p>
              </table:table-cell>
              <table:table-cell office:value-type="float" office:value="0.0399999999999992">
                <text:p>0.0399999999999992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999999999999981">
                <text:p>-0.0999999999999981</text:p>
              </table:table-cell>
              <table:table-cell office:value-type="float" office:value="0.00999999999999962">
                <text:p>0.00999999999999962</text:p>
              </table:table-cell>
              <table:table-cell office:value-type="float" office:value="1.475">
                <text:p>1.4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22044604925031E-015">
                <text:p>2.22044604925031E-015</text:p>
              </table:table-cell>
              <table:table-cell office:value-type="float" office:value="4.93038065763131E-030">
                <text:p>4.93038065763131E-03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00000000000002">
                <text:p>0.100000000000002</text:p>
              </table:table-cell>
              <table:table-cell office:value-type="float" office:value="0.0100000000000004">
                <text:p>0.0100000000000004</text:p>
              </table:table-cell>
              <table:table-cell office:value-type="float" office:value="1.525">
                <text:p>1.5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00000000000002">
                <text:p>0.200000000000002</text:p>
              </table:table-cell>
              <table:table-cell office:value-type="float" office:value="0.0400000000000008">
                <text:p>0.0400000000000008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00000000000002">
                <text:p>0.300000000000002</text:p>
              </table:table-cell>
              <table:table-cell office:value-type="float" office:value="0.0900000000000012">
                <text:p>0.0900000000000012</text:p>
              </table:table-cell>
              <table:table-cell office:value-type="float" office:value="1.575">
                <text:p>1.5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00000000000003">
                <text:p>0.400000000000003</text:p>
              </table:table-cell>
              <table:table-cell office:value-type="float" office:value="0.160000000000002">
                <text:p>0.160000000000002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00000000000003">
                <text:p>0.500000000000003</text:p>
              </table:table-cell>
              <table:table-cell office:value-type="float" office:value="0.250000000000003">
                <text:p>0.250000000000003</text:p>
              </table:table-cell>
              <table:table-cell office:value-type="float" office:value="1.625">
                <text:p>1.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00000000000003">
                <text:p>0.600000000000003</text:p>
              </table:table-cell>
              <table:table-cell office:value-type="float" office:value="0.360000000000004">
                <text:p>0.360000000000004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00000000000003">
                <text:p>0.700000000000003</text:p>
              </table:table-cell>
              <table:table-cell office:value-type="float" office:value="0.490000000000004">
                <text:p>0.490000000000004</text:p>
              </table:table-cell>
              <table:table-cell office:value-type="float" office:value="1.675">
                <text:p>1.6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00000000000003">
                <text:p>0.800000000000003</text:p>
              </table:table-cell>
              <table:table-cell office:value-type="float" office:value="0.640000000000005">
                <text:p>0.64000000000000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00000000000003">
                <text:p>0.900000000000003</text:p>
              </table:table-cell>
              <table:table-cell office:value-type="float" office:value="0.810000000000005">
                <text:p>0.810000000000005</text:p>
              </table:table-cell>
              <table:table-cell office:value-type="float" office:value="1.725">
                <text:p>1.7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">
                <text:p>1.1</text:p>
              </table:table-cell>
              <table:table-cell office:value-type="float" office:value="1.21">
                <text:p>1.21</text:p>
              </table:table-cell>
              <table:table-cell office:value-type="float" office:value="1.775">
                <text:p>1.7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">
                <text:p>1.2</text:p>
              </table:table-cell>
              <table:table-cell office:value-type="float" office:value="1.44">
                <text:p>1.4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">
                <text:p>1.3</text:p>
              </table:table-cell>
              <table:table-cell office:value-type="float" office:value="1.69">
                <text:p>1.69</text:p>
              </table:table-cell>
              <table:table-cell office:value-type="float" office:value="1.825">
                <text:p>1.8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4">
                <text:p>1.4</text:p>
              </table:table-cell>
              <table:table-cell office:value-type="float" office:value="1.96">
                <text:p>1.96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">
                <text:p>1.5</text:p>
              </table:table-cell>
              <table:table-cell office:value-type="float" office:value="2.25">
                <text:p>2.25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">
                <text:p>1.6</text:p>
              </table:table-cell>
              <table:table-cell office:value-type="float" office:value="2.56">
                <text:p>2.56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7">
                <text:p>1.7</text:p>
              </table:table-cell>
              <table:table-cell office:value-type="float" office:value="2.89">
                <text:p>2.89</text:p>
              </table:table-cell>
              <table:table-cell office:value-type="float" office:value="1.925">
                <text:p>1.9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8">
                <text:p>1.8</text:p>
              </table:table-cell>
              <table:table-cell office:value-type="float" office:value="3.24">
                <text:p>3.24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">
                <text:p>1.9</text:p>
              </table:table-cell>
              <table:table-cell office:value-type="float" office:value="3.61">
                <text:p>3.61</text:p>
              </table:table-cell>
              <table:table-cell office:value-type="float" office:value="1.975">
                <text:p>1.9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 style:data-style-name="N0">
      <style:chart-properties chart:display-label="true" chart:logarithmic="false" text:line-break="false" chart:link-data-style-to-source="true"/>
      <style:graphic-properties svg:stroke-color="#b3b3b3"/>
      <style:text-properties fo:font-size="10pt" style:font-size-asian="10pt" style:font-size-complex="10pt"/>
    </style:style>
    <style:style style:name="ch3" style:family="chart">
      <style:chart-properties style:rotation-angle="0"/>
      <style:text-properties fo:font-size="9pt" style:font-size-asian="9pt" style:font-size-complex="9pt"/>
    </style:style>
    <style:style style:name="ch4" style:family="chart">
      <style:chart-properties style:rotation-angle="9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chart:class="chart:scatter" chart:style-name="ch1">
        <chart:plot-area table:cell-range-address="'two day'.A1:'two day'.B53" svg:x="1.331cm" svg:y="0.18cm" svg:width="14.349cm" svg:height="7.659cm">
          <chart:axis chart:dimension="x" chart:name="primary-x" chart:style-name="ch2">
            <chart:title svg:x="8.158cm" svg:y="8.019cm" chart:style-name="ch3">
              <text:p>Day</text:p>
            </chart:title>
          </chart:axis>
          <chart:axis chart:dimension="y" chart:name="primary-y" chart:style-name="ch2">
            <chart:title svg:x="0.451cm" svg:y="5.125cm" chart:style-name="ch4">
              <text:p>New infections</text:p>
            </chart:title>
            <chart:grid chart:style-name="ch5" chart:class="major"/>
          </chart:axis>
          <chart:series chart:style-name="ch6" chart:values-cell-range-address="'two day'.B1:'two day'.B53" chart:class="chart:scatter">
            <chart:domain table:cell-range-address="'two day'.A1:'two day'.A53"/>
            <chart:data-point chart:repeated="5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.765625">
                <text:p>0.765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2.53515625">
                <text:p>2.53515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.7822265625">
                <text:p>1.7822265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4.248291015625">
                <text:p>4.248291015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3.73541259765625">
                <text:p>3.73541259765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7.30628967285156">
                <text:p>7.306289672851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7.42969131469727">
                <text:p>7.429691314697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2.8168573379517">
                <text:p>12.81685733795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4.3487513065338">
                <text:p>14.34875130653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22.8124738335609">
                <text:p>22.81247383356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27.226245418191">
                <text:p>27.2262454181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41.0252721048892">
                <text:p>41.02527210488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51.0956861535087">
                <text:p>51.09568615350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74.3118296957109">
                <text:p>74.31182969571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95.2214866541908">
                <text:p>95.22148665419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35.273116207114">
                <text:p>135.2731162071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176.650509033065">
                <text:p>176.6505090330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247.072301568937">
                <text:p>247.0723015689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326.743838941831">
                <text:p>326.7438389418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452.294412088864">
                <text:p>452.2944120888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603.189361434963">
                <text:p>603.1893614349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829.238958492036">
                <text:p>829.2389584920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1112.09378177545">
                <text:p>1112.093781775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1521.88188318192">
                <text:p>1521.881883181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2048.61114345866">
                <text:p>2048.611143458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">
                <text:p>28</text:p>
              </table:table-cell>
              <table:table-cell office:value-type="float" office:value="2794.97561063754">
                <text:p>2794.975610637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">
                <text:p>29</text:p>
              </table:table-cell>
              <table:table-cell office:value-type="float" office:value="3771.66061784738">
                <text:p>3771.660617847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5135.37857041816">
                <text:p>5135.378570418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6941.3355693756">
                <text:p>6941.33556937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">
                <text:p>32</text:p>
              </table:table-cell>
              <table:table-cell office:value-type="float" office:value="9438.40174797114">
                <text:p>9438.401747971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12771.6037910562">
                <text:p>12771.60379105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">
                <text:p>34</text:p>
              </table:table-cell>
              <table:table-cell office:value-type="float" office:value="17350.5035697208">
                <text:p>17350.50356972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">
                <text:p>35</text:p>
              </table:table-cell>
              <table:table-cell office:value-type="float" office:value="23495.0315790145">
                <text:p>23495.03157901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">
                <text:p>36</text:p>
              </table:table-cell>
              <table:table-cell office:value-type="float" office:value="31899.5132493347">
                <text:p>31899.51324933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43217.4256808554">
                <text:p>43217.42568085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">
                <text:p>38</text:p>
              </table:table-cell>
              <table:table-cell office:value-type="float" office:value="58653.626294216">
                <text:p>58653.6262942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">
                <text:p>39</text:p>
              </table:table-cell>
              <table:table-cell office:value-type="float" office:value="79489.5450948371">
                <text:p>79489.54509483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">
                <text:p>40</text:p>
              </table:table-cell>
              <table:table-cell office:value-type="float" office:value="107852.825715033">
                <text:p>107852.8257150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146197.524071014">
                <text:p>146197.5240710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">
                <text:p>42</text:p>
              </table:table-cell>
              <table:table-cell office:value-type="float" office:value="198328.619590303">
                <text:p>198328.6195903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">
                <text:p>43</text:p>
              </table:table-cell>
              <table:table-cell office:value-type="float" office:value="268878.441004097">
                <text:p>268878.4410040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">
                <text:p>44</text:p>
              </table:table-cell>
              <table:table-cell office:value-type="float" office:value="364712.539636479">
                <text:p>364712.5396364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">
                <text:p>45</text:p>
              </table:table-cell>
              <table:table-cell office:value-type="float" office:value="494495.796415265">
                <text:p>494495.7964152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670692.758558535">
                <text:p>670692.7585585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909416.884262531">
                <text:p>909416.8842625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8">
                <text:p>48</text:p>
              </table:table-cell>
              <table:table-cell office:value-type="float" office:value="1233393.35890344">
                <text:p>1233393.358903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">
                <text:p>49</text:p>
              </table:table-cell>
              <table:table-cell office:value-type="float" office:value="1672473.66611966">
                <text:p>1672473.666119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2268208.45488507">
                <text:p>2268208.454885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 style:data-style-name="N0">
      <style:chart-properties chart:display-label="true" chart:logarithmic="false" text:line-break="false" chart:link-data-style-to-source="true"/>
      <style:graphic-properties svg:stroke-color="#b3b3b3"/>
      <style:text-properties fo:font-size="10pt" style:font-size-asian="10pt" style:font-size-complex="10pt"/>
    </style:style>
    <style:style style:name="ch3" style:family="chart">
      <style:chart-properties style:rotation-angle="0"/>
      <style:text-properties fo:font-size="9pt" style:font-size-asian="9pt" style:font-size-complex="9pt"/>
    </style:style>
    <style:style style:name="ch4" style:family="chart">
      <style:chart-properties style:rotation-angle="9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2cm" svg:height="9.005cm" chart:class="chart:scatter" chart:style-name="ch1">
        <chart:plot-area table:cell-range-address="'two day'.A3:'two day'.A53 'two day'.C1:'two day'.C53" chart:data-source-has-labels="row" svg:x="1.331cm" svg:y="0.18cm" svg:width="14.371cm" svg:height="7.664cm">
          <chart:axis chart:dimension="x" chart:name="primary-x" chart:style-name="ch2">
            <chart:title svg:x="8.169cm" svg:y="8.024cm" chart:style-name="ch3">
              <text:p>Day</text:p>
            </chart:title>
          </chart:axis>
          <chart:axis chart:dimension="y" chart:name="primary-y" chart:style-name="ch2">
            <chart:title svg:x="0.451cm" svg:y="5.181cm" chart:style-name="ch4">
              <text:p>Factor increase</text:p>
            </chart:title>
            <chart:grid chart:style-name="ch5" chart:class="major"/>
          </chart:axis>
          <chart:series chart:style-name="ch6" chart:values-cell-range-address="'two day'.C3:'two day'.C53" chart:label-cell-address="'two day'.C1:'two day'.C2" chart:class="chart:scatter">
            <chart:domain table:cell-range-address="'two day'.A3:'two day'.A53"/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2= Factor</text:p>
                <text:list>
                  <text:list-item>
                    <text:p>g2=</text:p>
                  </text:list-item>
                  <text:list-item>
                    <text:p>Factor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.31122448979592">
                <text:p>3.311224489795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703004622496148">
                <text:p>0.7030046224961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.38369863013699">
                <text:p>2.383698630136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879274179644848">
                <text:p>0.8792741796448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95595251711573">
                <text:p>1.955952517115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01688978227954">
                <text:p>1.016889782279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.72508611664627">
                <text:p>1.725086116646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.11952180852057">
                <text:p>1.119521808520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.58985777551062">
                <text:p>1.589857775510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.19348062015688">
                <text:p>1.193480620156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.50682811657455">
                <text:p>1.506828116574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.24546854979712">
                <text:p>1.245468549797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.4543660197155">
                <text:p>1.45436601971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.28137723218631">
                <text:p>1.281377232186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.42061546149112">
                <text:p>1.420615461491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.30588038470703">
                <text:p>1.305880384707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.39865037990177">
                <text:p>1.398650379901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.32246244061747">
                <text:p>1.322462440617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.38424771390834">
                <text:p>1.384247713908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.33362107802573">
                <text:p>1.333621078025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.37475726779947">
                <text:p>1.374757267799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.34110170583132">
                <text:p>1.341101705831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.36848340321824">
                <text:p>1.368483403218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.34610390339589">
                <text:p>1.346103903395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.36432705619223">
                <text:p>1.364327056192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.34944312340065">
                <text:p>1.349443123400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.36156963490239">
                <text:p>1.361569634902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.35166969176537">
                <text:p>1.351669691765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.35973857676789">
                <text:p>1.359738576767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.35315322785466">
                <text:p>1.353153227854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.35852190950921">
                <text:p>1.358521909509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.35414119161457">
                <text:p>1.354141191614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.35771314637547">
                <text:p>1.357713146375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.35479890690046">
                <text:p>1.354798906900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.35717538400716">
                <text:p>1.357175384007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.35523666850716">
                <text:p>1.355236668507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.35681774988593">
                <text:p>1.356817749885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.35552799012698">
                <text:p>1.355527990126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.35657987951949">
                <text:p>1.356579879519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.35572183963934">
                <text:p>1.355721839639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.35642165386894">
                <text:p>1.356421653868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.35585082132944">
                <text:p>1.35585082132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.35631640030223">
                <text:p>1.356316400302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.35593663813676">
                <text:p>1.355936638136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.35624638188197">
                <text:p>1.356246381881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.35599373391032">
                <text:p>1.355993733910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.35619980202594">
                <text:p>1.356199802025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 style:data-style-name="N0">
      <style:chart-properties chart:display-label="true" chart:logarithmic="false" text:line-break="false" chart:link-data-style-to-source="true"/>
      <style:graphic-properties svg:stroke-color="#b3b3b3"/>
      <style:text-properties fo:font-size="10pt" style:font-size-asian="10pt" style:font-size-complex="10pt"/>
    </style:style>
    <style:style style:name="ch3" style:family="chart">
      <style:chart-properties style:rotation-angle="0"/>
      <style:text-properties fo:font-size="9pt" style:font-size-asian="9pt" style:font-size-complex="9pt"/>
    </style:style>
    <style:style style:name="ch4" style:family="chart" style:data-style-name="N0">
      <style:chart-properties chart:display-label="true" chart:logarithmic="true" text:line-break="false" chart:link-data-style-to-source="true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chart:class="chart:scatter" chart:style-name="ch1">
        <chart:plot-area table:cell-range-address="'two day'.A1:'two day'.B53" svg:x="1.331cm" svg:y="0.18cm" svg:width="14.349cm" svg:height="7.659cm">
          <chart:axis chart:dimension="x" chart:name="primary-x" chart:style-name="ch2">
            <chart:title svg:x="8.158cm" svg:y="8.019cm" chart:style-name="ch3">
              <text:p>Day</text:p>
            </chart:title>
          </chart:axis>
          <chart:axis chart:dimension="y" chart:name="primary-y" chart:style-name="ch4">
            <chart:title svg:x="0.451cm" svg:y="5.125cm" chart:style-name="ch5">
              <text:p>New infections</text:p>
            </chart:title>
            <chart:grid chart:style-name="ch6" chart:class="major"/>
            <chart:grid chart:style-name="ch7" chart:class="minor"/>
          </chart:axis>
          <chart:series chart:style-name="ch8" chart:values-cell-range-address="'two day'.B1:'two day'.B53" chart:class="chart:scatter">
            <chart:domain table:cell-range-address="'two day'.A1:'two day'.A53"/>
            <chart:data-point chart:repeated="5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.765625">
                <text:p>0.765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2.53515625">
                <text:p>2.53515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.7822265625">
                <text:p>1.7822265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4.248291015625">
                <text:p>4.248291015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3.73541259765625">
                <text:p>3.73541259765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7.30628967285156">
                <text:p>7.306289672851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7.42969131469727">
                <text:p>7.429691314697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2.8168573379517">
                <text:p>12.81685733795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4.3487513065338">
                <text:p>14.34875130653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22.8124738335609">
                <text:p>22.81247383356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27.226245418191">
                <text:p>27.2262454181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41.0252721048892">
                <text:p>41.02527210488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51.0956861535087">
                <text:p>51.09568615350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74.3118296957109">
                <text:p>74.31182969571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95.2214866541908">
                <text:p>95.22148665419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35.273116207114">
                <text:p>135.2731162071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176.650509033065">
                <text:p>176.6505090330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247.072301568937">
                <text:p>247.0723015689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326.743838941831">
                <text:p>326.7438389418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452.294412088864">
                <text:p>452.2944120888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603.189361434963">
                <text:p>603.1893614349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829.238958492036">
                <text:p>829.2389584920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1112.09378177545">
                <text:p>1112.093781775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1521.88188318192">
                <text:p>1521.881883181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2048.61114345866">
                <text:p>2048.611143458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">
                <text:p>28</text:p>
              </table:table-cell>
              <table:table-cell office:value-type="float" office:value="2794.97561063754">
                <text:p>2794.975610637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">
                <text:p>29</text:p>
              </table:table-cell>
              <table:table-cell office:value-type="float" office:value="3771.66061784738">
                <text:p>3771.660617847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5135.37857041816">
                <text:p>5135.378570418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6941.3355693756">
                <text:p>6941.33556937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">
                <text:p>32</text:p>
              </table:table-cell>
              <table:table-cell office:value-type="float" office:value="9438.40174797114">
                <text:p>9438.401747971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12771.6037910562">
                <text:p>12771.60379105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">
                <text:p>34</text:p>
              </table:table-cell>
              <table:table-cell office:value-type="float" office:value="17350.5035697208">
                <text:p>17350.50356972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">
                <text:p>35</text:p>
              </table:table-cell>
              <table:table-cell office:value-type="float" office:value="23495.0315790145">
                <text:p>23495.03157901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">
                <text:p>36</text:p>
              </table:table-cell>
              <table:table-cell office:value-type="float" office:value="31899.5132493347">
                <text:p>31899.51324933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43217.4256808554">
                <text:p>43217.42568085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">
                <text:p>38</text:p>
              </table:table-cell>
              <table:table-cell office:value-type="float" office:value="58653.626294216">
                <text:p>58653.6262942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">
                <text:p>39</text:p>
              </table:table-cell>
              <table:table-cell office:value-type="float" office:value="79489.5450948371">
                <text:p>79489.54509483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">
                <text:p>40</text:p>
              </table:table-cell>
              <table:table-cell office:value-type="float" office:value="107852.825715033">
                <text:p>107852.8257150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146197.524071014">
                <text:p>146197.5240710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">
                <text:p>42</text:p>
              </table:table-cell>
              <table:table-cell office:value-type="float" office:value="198328.619590303">
                <text:p>198328.6195903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">
                <text:p>43</text:p>
              </table:table-cell>
              <table:table-cell office:value-type="float" office:value="268878.441004097">
                <text:p>268878.4410040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">
                <text:p>44</text:p>
              </table:table-cell>
              <table:table-cell office:value-type="float" office:value="364712.539636479">
                <text:p>364712.5396364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">
                <text:p>45</text:p>
              </table:table-cell>
              <table:table-cell office:value-type="float" office:value="494495.796415265">
                <text:p>494495.7964152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670692.758558535">
                <text:p>670692.7585585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909416.884262531">
                <text:p>909416.8842625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8">
                <text:p>48</text:p>
              </table:table-cell>
              <table:table-cell office:value-type="float" office:value="1233393.35890344">
                <text:p>1233393.358903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">
                <text:p>49</text:p>
              </table:table-cell>
              <table:table-cell office:value-type="float" office:value="1672473.66611966">
                <text:p>1672473.666119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2268208.45488507">
                <text:p>2268208.454885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 style:data-style-name="N0">
      <style:chart-properties chart:display-label="true" chart:logarithmic="false" text:line-break="false" chart:link-data-style-to-source="true"/>
      <style:graphic-properties svg:stroke-color="#b3b3b3"/>
      <style:text-properties fo:font-size="10pt" style:font-size-asian="10pt" style:font-size-complex="10pt"/>
    </style:style>
    <style:style style:name="ch3" style:family="chart">
      <style:chart-properties style:rotation-angle="0"/>
      <style:text-properties fo:font-size="9pt" style:font-size-asian="9pt" style:font-size-complex="9pt"/>
    </style:style>
    <style:style style:name="ch4" style:family="chart">
      <style:chart-properties style:rotation-angle="9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chart:class="chart:scatter" chart:style-name="ch1">
        <chart:plot-area table:cell-range-address="'two day'.A2:'two day'.A53 'two day'.F2:'two day'.F53" chart:data-source-has-labels="row" svg:x="1.331cm" svg:y="0.18cm" svg:width="14.349cm" svg:height="7.659cm">
          <chart:axis chart:dimension="x" chart:name="primary-x" chart:style-name="ch2">
            <chart:title svg:x="8.157cm" svg:y="8.019cm" chart:style-name="ch3">
              <text:p>Day</text:p>
            </chart:title>
          </chart:axis>
          <chart:axis chart:dimension="y" chart:name="primary-y" chart:style-name="ch2">
            <chart:title svg:x="0.451cm" svg:y="5.006cm" chart:style-name="ch4">
              <text:p>I-n prediction</text:p>
            </chart:title>
            <chart:grid chart:style-name="ch5" chart:class="major"/>
          </chart:axis>
          <chart:series chart:style-name="ch6" chart:values-cell-range-address="'two day'.F3:'two day'.F53" chart:label-cell-address="'two day'.F2:'two day'.F2" chart:class="chart:scatter">
            <chart:domain table:cell-range-address="'two day'.A3:'two day'.A53"/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-n fact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3.06122448979592">
                <text:p>-3.061224489795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0.453004622496148">
                <text:p>-0.4530046224961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2.13369863013699">
                <text:p>-2.133698630136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0.629274179644848">
                <text:p>-0.6292741796448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1.70595251711573">
                <text:p>-1.705952517115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0.766889782279539">
                <text:p>-0.7668897822795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1.47508611664627">
                <text:p>-1.475086116646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0.869521808520573">
                <text:p>-0.8695218085205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1.33985777551062">
                <text:p>-1.339857775510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0.943480620156882">
                <text:p>-0.9434806201568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1.25682811657455">
                <text:p>-1.256828116574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0.995468549797124">
                <text:p>-0.9954685497971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1.2043660197155">
                <text:p>-1.20436601971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1.03137723218631">
                <text:p>-1.031377232186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1.17061546149112">
                <text:p>-1.170615461491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1.05588038470703">
                <text:p>-1.055880384707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1.14865037990177">
                <text:p>-1.148650379901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1.07246244061747">
                <text:p>-1.072462440617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1.13424771390834">
                <text:p>-1.134247713908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1.08362107802573">
                <text:p>-1.083621078025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1.12475726779947">
                <text:p>-1.124757267799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1.09110170583132">
                <text:p>-1.091101705831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1.11848340321824">
                <text:p>-1.118483403218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1.09610390339588">
                <text:p>-1.096103903395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1.11432705619223">
                <text:p>-1.114327056192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1.09944312340065">
                <text:p>-1.099443123400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1.11156963490239">
                <text:p>-1.111569634902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1.10166969176537">
                <text:p>-1.101669691765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1.10973857676789">
                <text:p>-1.109738576767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1.10315322785466">
                <text:p>-1.103153227854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1.10852190950921">
                <text:p>-1.108521909509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1.10414119161457">
                <text:p>-1.104141191614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1.10771314637547">
                <text:p>-1.107713146375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1.10479890690046">
                <text:p>-1.104798906900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1.10717538400716">
                <text:p>-1.107175384007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1.10523666850716">
                <text:p>-1.105236668507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1.10681774988593">
                <text:p>-1.106817749885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1.10552799012698">
                <text:p>-1.105527990126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1.10657987951949">
                <text:p>-1.106579879519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1.10572183963934">
                <text:p>-1.105721839639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1.10642165386894">
                <text:p>-1.106421653868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1.10585082132944">
                <text:p>-1.10585082132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1.10631640030223">
                <text:p>-1.106316400302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1.10593663813676">
                <text:p>-1.105936638136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1.10624638188197">
                <text:p>-1.106246381881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1.10599373391032">
                <text:p>-1.105993733910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styles/>
</office:document-styles>
</file>